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Sans L" svg:font-family="'Nimbus Sans L'"/>
    <style:font-face style:name="OpenSymbol" svg:font-family="OpenSymbol"/>
    <style:font-face style:name="Tahoma" svg:font-family="Tahoma"/>
    <style:font-face style:name="Verdana" svg:font-family="Verdan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e6e6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986cm" table:align="left" style:writing-mode="lr-tb"/>
    </style:style>
    <style:style style:name="Tabla2.A" style:family="table-column">
      <style:table-column-properties style:column-width="1.531cm"/>
    </style:style>
    <style:style style:name="Tabla2.B" style:family="table-column">
      <style:table-column-properties style:column-width="1.115cm"/>
    </style:style>
    <style:style style:name="Tabla2.C" style:family="table-column">
      <style:table-column-properties style:column-width="2.034cm"/>
    </style:style>
    <style:style style:name="Tabla2.D" style:family="table-column">
      <style:table-column-properties style:column-width="6.406cm"/>
    </style:style>
    <style:style style:name="Tabla2.E" style:family="table-column">
      <style:table-column-properties style:column-width="2.3cm"/>
    </style:style>
    <style:style style:name="Tabla2.1" style:family="table-row">
      <style:table-row-properties style:min-row-height="1.771cm"/>
    </style:style>
    <style:style style:name="Tabla2.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2.G1" style:family="table-cell">
      <style:table-cell-properties style:vertical-align="middle" fo:background-color="#e6e6ff" fo:padding="0.097cm" fo:border="0.002cm solid #000000">
        <style:background-image/>
      </style:table-cell-properties>
    </style:style>
    <style:style style:name="Tabla2.A2" style:family="table-cell">
      <style:table-cell-properties style:vertical-align="middle" fo:padding="0.097cm" fo:border-left="0.002cm solid #000000" fo:border-right="none" fo:border-top="none" fo:border-bottom="0.002cm solid #000000"/>
    </style:style>
    <style:style style:name="Tabla2.E2" style:family="table-cell" style:data-style-name="N0">
      <style:table-cell-properties style:vertical-align="middle" fo:padding="0.097cm" fo:border-left="0.002cm solid #000000" fo:border-right="none" fo:border-top="none" fo:border-bottom="0.002cm solid #000000"/>
    </style:style>
    <style:style style:name="Tabla2.F2" style:family="table-cell" style:data-style-name="N104">
      <style:table-cell-properties style:vertical-align="middle" fo:padding="0.097cm" fo:border-left="0.002cm solid #000000" fo:border-right="none" fo:border-top="none" fo:border-bottom="0.002cm solid #000000"/>
    </style:style>
    <style:style style:name="Tabla2.G2" style:family="table-cell" style:data-style-name="N104">
      <style:table-cell-properties style:vertical-align="middle" fo:padding="0.097cm" fo:border-left="0.002cm solid #000000" fo:border-right="0.002cm solid #000000" fo:border-top="none" fo:border-bottom="0.002cm solid #000000"/>
    </style:style>
    <style:style style:name="Tabla3" style:family="table">
      <style:table-properties style:width="17.986cm" table:align="left" style:writing-mode="lr-tb"/>
    </style:style>
    <style:style style:name="Tabla3.A" style:family="table-column">
      <style:table-column-properties style:column-width="1.531cm"/>
    </style:style>
    <style:style style:name="Tabla3.B" style:family="table-column">
      <style:table-column-properties style:column-width="1.115cm"/>
    </style:style>
    <style:style style:name="Tabla3.C" style:family="table-column">
      <style:table-column-properties style:column-width="2.034cm"/>
    </style:style>
    <style:style style:name="Tabla3.D" style:family="table-column">
      <style:table-column-properties style:column-width="6.406cm"/>
    </style:style>
    <style:style style:name="Tabla3.E" style:family="table-column">
      <style:table-column-properties style:column-width="2.3cm"/>
    </style:style>
    <style:style style:name="Tabla3.1" style:family="table-row">
      <style:table-row-properties style:min-row-height="1.771cm"/>
    </style:style>
    <style:style style:name="Tabla3.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3.G1" style:family="table-cell">
      <style:table-cell-properties style:vertical-align="middle" fo:background-color="#e6e6ff"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data-style-name="N104">
      <style:table-cell-properties style:vertical-align="middle" fo:padding="0.097cm" fo:border-left="0.002cm solid #000000" fo:border-right="none" fo:border-top="none" fo:border-bottom="0.002cm solid #000000"/>
    </style:style>
    <style:style style:name="Tabla3.G2" style:family="table-cell" style:data-style-name="N104">
      <style:table-cell-properties style:vertical-align="middle" fo:padding="0.097cm" fo:border-left="0.002cm solid #000000" fo:border-right="0.002cm solid #000000" fo:border-top="none" fo:border-bottom="0.002cm solid #000000"/>
    </style:style>
    <style:style style:name="Tabla3.B12"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P4"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style:font-name="Lucida Sans2"/>
    </style:style>
    <style:style style:name="P7" style:family="paragraph" style:parent-style-name="Standard">
      <style:text-properties style:font-name="Lucida Sans2" fo:language="es" fo:country="AR"/>
    </style:style>
    <style:style style:name="P8" style:family="paragraph" style:parent-style-name="Standard">
      <style:text-properties style:font-name="Lucida Sans2" fo:language="es" fo:country="AR" style:font-name-complex="Tahoma1"/>
    </style:style>
    <style:style style:name="P9" style:family="paragraph" style:parent-style-name="Standard">
      <style:text-properties style:font-name="Lucida Sans2" style:font-name-complex="Arial"/>
    </style:style>
    <style:style style:name="P10" style:family="paragraph" style:parent-style-name="Standard">
      <style:paragraph-properties style:snap-to-layout-grid="false"/>
      <style:text-properties style:font-name="Lucida Sans2"/>
    </style:style>
    <style:style style:name="P11" style:family="paragraph" style:parent-style-name="Standard">
      <style:paragraph-properties fo:text-align="end" style:justify-single-word="false" style:snap-to-layout-grid="false"/>
      <style:text-properties style:font-name="Lucida Sans2"/>
    </style:style>
    <style:style style:name="P12" style:family="paragraph" style:parent-style-name="Standard">
      <style:paragraph-properties fo:text-align="center" style:justify-single-word="false" style:snap-to-layout-grid="false"/>
      <style:text-properties fo:color="#000000" style:font-name="Lucida Sans2" fo:font-weight="bold" style:font-weight-asian="bold"/>
    </style:style>
    <style:style style:name="P13" style:family="paragraph" style:parent-style-name="Contents_20_1">
      <style:paragraph-properties>
        <style:tab-stops>
          <style:tab-stop style:position="18.588cm" style:type="right" style:leader-style="dotted" style:leader-text="."/>
        </style:tab-stops>
      </style:paragraph-properties>
    </style:style>
    <style:style style:name="P14" style:family="paragraph" style:parent-style-name="Contents_20_3">
      <style:paragraph-properties>
        <style:tab-stops>
          <style:tab-stop style:position="17.882cm" style:type="right" style:leader-style="dotted" style:leader-text="."/>
        </style:tab-stops>
      </style:paragraph-properties>
    </style:style>
    <style:style style:name="P15" style:family="paragraph" style:parent-style-name="Contents_20_3">
      <style:paragraph-properties>
        <style:tab-stops>
          <style:tab-stop style:position="17.882cm" style:type="right" style:leader-style="dotted" style:leader-text="."/>
        </style:tab-stops>
      </style:paragraph-properties>
      <style:text-properties style:font-name="Lucida Sans2"/>
    </style:style>
    <style:style style:name="P16" style:family="paragraph" style:parent-style-name="Contents_20_2">
      <style:paragraph-properties>
        <style:tab-stops>
          <style:tab-stop style:position="18.235cm" style:type="right" style:leader-style="dotted" style:leader-text="."/>
        </style:tab-stops>
      </style:paragraph-properties>
    </style:style>
    <style:style style:name="P17" style:family="paragraph" style:parent-style-name="Contents_20_2">
      <style:paragraph-properties>
        <style:tab-stops>
          <style:tab-stop style:position="18.235cm" style:type="right" style:leader-style="dotted" style:leader-text="."/>
        </style:tab-stops>
      </style:paragraph-properties>
      <style:text-properties style:font-name="Lucida Sans2"/>
    </style:style>
    <style:style style:name="P18" style:family="paragraph" style:parent-style-name="Standard">
      <style:paragraph-properties fo:margin-top="0cm" fo:margin-bottom="0cm">
        <style:tab-stops>
          <style:tab-stop style:position="18.574cm" style:type="right" style:leader-style="dotted" style:leader-text="."/>
        </style:tab-stops>
      </style:paragraph-properties>
      <style:text-properties style:font-name="Lucida Sans2" fo:language="es" fo:country="AR"/>
    </style:style>
    <style:style style:name="P19" style:family="paragraph" style:parent-style-name="Standard">
      <style:paragraph-properties fo:margin-left="0.6cm" fo:margin-right="0cm" fo:text-indent="0cm" style:auto-text-indent="false"/>
    </style:style>
    <style:style style:name="P20" style:family="paragraph" style:parent-style-name="Standard">
      <style:paragraph-properties fo:margin-left="7.197cm" fo:margin-right="0cm" fo:text-indent="0cm" style:auto-text-indent="false"/>
      <style:text-properties fo:color="#ffffff" style:font-name="Lucida Sans2" fo:font-size="48pt" fo:background-color="#000080" style:font-size-asian="48pt" style:font-size-complex="48pt"/>
    </style:style>
    <style:style style:name="P21" style:family="paragraph" style:parent-style-name="Título_20_del_20_documento">
      <style:paragraph-properties fo:margin-left="4.771cm" fo:margin-right="0cm" fo:text-indent="0cm" style:auto-text-indent="false"/>
      <style:text-properties style:font-name="Lucida Sans2" style:font-name-complex="Arial"/>
    </style:style>
    <style:style style:name="P22" style:family="paragraph" style:parent-style-name="Text_20_body_20_indent">
      <style:text-properties style:font-name="Lucida Sans2"/>
    </style:style>
    <style:style style:name="P23"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24" style:family="paragraph" style:parent-style-name="Text_20_body_20_indent">
      <style:paragraph-properties fo:margin-top="0cm" fo:margin-bottom="0.212cm" fo:text-align="justify" style:justify-single-word="false" fo:orphans="2" fo:widows="2" style:writing-mode="lr-tb"/>
    </style:style>
    <style:style style:name="P25" style:family="paragraph" style:parent-style-name="Nivel_20_2_20_Texto">
      <style:text-properties style:font-name="Lucida Sans2"/>
    </style:style>
    <style:style style:name="P26" style:family="paragraph" style:parent-style-name="Text_20_body_20_indent">
      <style:paragraph-properties fo:text-align="justify" style:justify-single-word="false" fo:orphans="2" fo:widows="2" style:writing-mode="lr-tb"/>
    </style:style>
    <style:style style:name="P27" style:family="paragraph" style:parent-style-name="Nivel_20_2_20_Texto">
      <style:paragraph-properties fo:text-align="justify" style:justify-single-word="false" fo:orphans="2" fo:widows="2" style:writing-mode="lr-tb"/>
    </style:style>
    <style:style style:name="P28" style:family="paragraph" style:parent-style-name="Nivel_20_2_20_Texto">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P29" style:family="paragraph" style:parent-style-name="Nivel_20_2_20_Texto">
      <style:paragraph-properties fo:margin-left="0.591cm" fo:margin-right="0cm" fo:text-indent="0cm" style:auto-text-indent="false"/>
    </style:style>
    <style:style style:name="P30" style:family="paragraph" style:parent-style-name="Nivel_20_2_20_Texto" style:master-page-name="">
      <style:paragraph-properties fo:margin-top="0cm" fo:margin-bottom="0.199cm" fo:text-align="justify" style:justify-single-word="false" fo:orphans="2" fo:widows="2" style:page-number="auto" style:writing-mode="lr-tb"/>
    </style:style>
    <style:style style:name="P31" style:family="paragraph" style:parent-style-name="Table_20_Contents">
      <style:paragraph-properties fo:margin-left="0cm" fo:margin-right="0cm" fo:text-align="end" style:justify-single-word="false" fo:text-indent="0cm" style:auto-text-indent="false"/>
      <style:text-properties fo:font-size="8pt" style:font-size-asian="8pt" style:font-size-complex="8pt"/>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paragraph-properties fo:text-align="end" style:justify-single-word="false"/>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6" style:family="paragraph" style:parent-style-name="Table_20_Contents">
      <style:paragraph-properties fo:margin-left="0.3cm" fo:margin-right="0cm" fo:margin-top="0cm" fo:margin-bottom="0cm" fo:text-align="center" style:justify-single-word="false" fo:text-indent="0cm" style:auto-text-indent="false"/>
      <style:text-properties fo:font-size="8pt" style:font-size-asian="8pt" style:font-size-complex="8pt"/>
    </style:style>
    <style:style style:name="P37" style:family="paragraph" style:parent-style-name="Table_20_Contents">
      <style:paragraph-properties fo:margin-left="0.3cm" fo:margin-right="0cm" fo:margin-top="0cm" fo:margin-bottom="0cm" fo:text-align="start" style:justify-single-word="false" fo:text-indent="0cm" style:auto-text-indent="false"/>
      <style:text-properties fo:font-size="8pt" style:text-underline-style="none" fo:font-weight="bold" style:font-size-asian="8pt" style:font-weight-asian="bold" style:font-size-complex="8pt" style:font-weight-complex="bold"/>
    </style:style>
    <style:style style:name="P38" style:family="paragraph" style:parent-style-name="Standard" style:master-page-name="First_20_Page">
      <style:paragraph-properties fo:margin-left="0.6cm" fo:margin-right="0cm" fo:text-indent="-0.6cm" style:auto-text-indent="false" style:page-number="auto"/>
      <style:text-properties style:font-name="Lucida Sans2" fo:language="es" fo:country="AR"/>
    </style:style>
    <style:style style:name="P39" style:family="paragraph" style:parent-style-name="Standard">
      <style:paragraph-properties fo:margin-left="0.6cm" fo:margin-right="0cm" fo:text-indent="0cm" style:auto-text-indent="false"/>
    </style:style>
    <style:style style:name="P40" style:family="paragraph" style:parent-style-name="Standard">
      <style:paragraph-properties fo:margin-left="0.6cm" fo:margin-right="0cm" fo:text-indent="0cm" style:auto-text-indent="false"/>
      <style:text-properties fo:color="#000000"/>
    </style:style>
    <style:style style:name="P41" style:family="paragraph" style:parent-style-name="Text_20_body" style:list-style-name="L11"/>
    <style:style style:name="P42" style:family="paragraph" style:parent-style-name="Text_20_body" style:list-style-name="L11">
      <style:paragraph-properties fo:margin-top="0cm" fo:margin-bottom="0cm"/>
    </style:style>
    <style:style style:name="P43" style:family="paragraph" style:parent-style-name="Text_20_body" style:list-style-name="L11">
      <style:paragraph-properties fo:margin-left="0cm" fo:margin-right="0cm" fo:margin-top="0cm" fo:margin-bottom="0cm" fo:text-align="justify" style:justify-single-word="false" fo:orphans="2" fo:widows="2" fo:text-indent="0cm" style:auto-text-indent="false" style:writing-mode="lr-tb"/>
    </style:style>
    <style:style style:name="P44" style:family="paragraph" style:parent-style-name="Heading_20_1">
      <style:text-properties style:font-name="Lucida Sans2"/>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Lucida Sans2"/>
    </style:style>
    <style:style style:name="P47" style:family="paragraph" style:parent-style-name="Heading_20_1">
      <style:paragraph-properties fo:margin-left="0cm" fo:margin-right="0cm" fo:text-align="justify" style:justify-single-word="false" fo:orphans="2" fo:widows="2" fo:text-indent="0cm" style:auto-text-indent="false" style:writing-mode="lr-tb"/>
    </style:style>
    <style:style style:name="P48" style:family="paragraph" style:parent-style-name="Heading_20_2">
      <style:text-properties style:font-name="Lucida Sans2"/>
    </style:style>
    <style:style style:name="P49" style:family="paragraph" style:parent-style-name="Heading_20_3">
      <style:paragraph-properties style:snap-to-layout-grid="false"/>
      <style:text-properties fo:language="en" fo:country="GB"/>
    </style:style>
    <style:style style:name="P50" style:family="paragraph" style:parent-style-name="Heading_20_4">
      <style:paragraph-properties fo:margin-left="4.771cm" fo:margin-right="0cm" fo:text-indent="0cm" style:auto-text-indent="false"/>
      <style:text-properties style:font-name="Lucida Sans2" fo:language="es" fo:country="AR" style:font-name-complex="Arial" style:font-size-complex="14pt"/>
    </style:style>
    <style:style style:name="P51" style:family="paragraph" style:parent-style-name="Table_20_Contents" style:list-style-name="Estilo_20_intro_20_table_20_nivel_20_2"/>
    <style:style style:name="P52"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3"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style>
    <style:style style:name="P54"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5"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language="es" fo:country="ES" style:font-name-asian="Times New Roman" style:font-name-complex="Times New Roman" style:language-complex="ar" style:country-complex="SA"/>
    </style:style>
    <style:style style:name="P56" style:family="paragraph" style:parent-style-name="Table_20_Contents" style:list-style-name="Estilo_20_intro_20_table_20_nivel_20_1">
      <style:paragraph-properties fo:margin-left="0cm" fo:margin-right="0cm" fo:orphans="2" fo:widows="2" fo:text-indent="0cm" style:auto-text-indent="false" style:writing-mode="lr-tb"/>
    </style:style>
    <style:style style:name="P57" style:family="paragraph" style:parent-style-name="Table_20_Contents" style:list-style-name="Estilo_20_intro_20_table_20_nivel_20_2">
      <style:paragraph-properties fo:margin-top="0cm" fo:margin-bottom="0cm" fo:text-align="start" style:justify-single-word="false"/>
      <style:text-properties fo:font-size="8pt" style:font-size-asian="8pt" style:font-size-complex="8pt"/>
    </style:style>
    <style:style style:name="P58" style:family="paragraph" style:parent-style-name="Table_20_Contents" style:list-style-name="Estilo_20_intro_20_table_20_nivel_20_2">
      <style:paragraph-properties fo:margin-top="0cm" fo:margin-bottom="0cm" fo:text-align="start" style:justify-single-word="false" fo:orphans="2" fo:widows="2"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9" style:family="paragraph" style:parent-style-name="Table_20_Contents" style:list-style-name="Estilo_20_intro_20_table_20_nivel_20_2">
      <style:paragraph-properties fo:margin-top="0cm" fo:margin-bottom="0cm" fo:text-align="start" style:justify-single-word="false" fo:orphans="2" fo:widows="2" style:writing-mode="lr-tb"/>
      <style:text-properties fo:font-size="8pt" style:font-size-asian="8pt" style:font-size-complex="8pt"/>
    </style:style>
    <style:style style:name="P60" style:family="paragraph" style:parent-style-name="Table_20_Contents" style:list-style-name="Estilo_20_intro_20_table_20_nivel_20_2">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1" style:family="paragraph" style:parent-style-name="Table_20_Contents" style:list-style-name="L1">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2" style:family="paragraph" style:parent-style-name="Lista_20_con_20_viñetas_20_5" style:list-style-name="L2">
      <style:text-properties fo:color="#000000"/>
    </style:style>
    <style:style style:name="P63" style:family="paragraph" style:parent-style-name="Lista_20_con_20_viñetas_20_5" style:list-style-name="L2">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64" style:family="paragraph" style:parent-style-name="Lista_20_con_20_viñetas_20_5" style:list-style-name="L2">
      <style:paragraph-properties fo:text-align="justify" style:justify-single-word="false" fo:orphans="2" fo:widows="2" style:writing-mode="lr-tb"/>
    </style:style>
    <style:style style:name="P65" style:family="paragraph" style:parent-style-name="Lista_20_con_20_viñetas_20_5" style:list-style-name="L2">
      <style:paragraph-properties fo:text-align="justify" style:justify-single-word="false" fo:orphans="2" fo:widows="2" style:writing-mode="lr-tb"/>
      <style:text-properties fo:color="#000000" style:font-name="Lucida Sans" fo:font-size="10pt" fo:language="es" fo:country="ES" style:font-name-asian="Times New Roman" style:font-size-asian="10pt" style:font-name-complex="Times New Roman" style:font-size-complex="10pt" style:language-complex="ar" style:country-complex="SA"/>
    </style:style>
    <style:style style:name="P66" style:family="paragraph" style:parent-style-name="Lista_20_con_20_viñetas_20_5" style:list-style-name="L2">
      <style:paragraph-properties fo:text-align="justify" style:justify-single-word="false" fo:orphans="2" fo:widows="2" style:writing-mode="lr-tb"/>
      <style:text-properties fo:color="#000000"/>
    </style:style>
    <style:style style:name="P67" style:family="paragraph" style:parent-style-name="Nivel_20_2">
      <style:text-properties style:font-name="Lucida Sans2"/>
    </style:style>
    <style:style style:name="P68" style:family="paragraph" style:parent-style-name="Nivel_20_2">
      <style:paragraph-properties fo:text-align="justify" style:justify-single-word="false" fo:orphans="2" fo:widows="2" style:writing-mode="lr-tb"/>
      <style:text-properties style:font-name="Lucida Sans2"/>
    </style:style>
    <style:style style:name="P69" style:family="paragraph" style:parent-style-name="Nivel_20_2">
      <style:paragraph-properties fo:text-align="justify" style:justify-single-word="false" fo:orphans="2" fo:widows="2"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0" style:family="paragraph" style:parent-style-name="Nivel_20_2">
      <style:paragraph-properties fo:text-align="justify" style:justify-single-word="false" fo:orphans="2" fo:widows="2" style:writing-mode="lr-tb"/>
      <style:text-properties style:use-window-font-color="true" style:font-name="Tahoma1" fo:font-size="10pt" style:font-name-asian="Times New Roman" style:font-size-asian="10pt" style:font-name-complex="Times New Roman" style:font-size-complex="10pt" style:language-complex="ar" style:country-complex="SA"/>
    </style:style>
    <style:style style:name="P71" style:family="paragraph" style:parent-style-name="Nivel_20_2">
      <style:paragraph-properties fo:text-align="justify" style:justify-single-word="false" fo:orphans="2" fo:widows="2" style:writing-mode="lr-tb"/>
    </style:style>
    <style:style style:name="P72" style:family="paragraph" style:parent-style-name="Nivel_20_2">
      <style:paragraph-properties fo:margin-left="0cm" fo:margin-right="0cm" fo:text-align="justify" style:justify-single-word="false" fo:orphans="2" fo:widows="2" fo:text-indent="0cm" style:auto-text-indent="false"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3" style:family="paragraph" style:parent-style-name="Nivel_20_2">
      <style:paragraph-properties fo:margin-left="0cm" fo:margin-right="0cm" fo:text-align="justify" style:justify-single-word="false" fo:orphans="2" fo:widows="2" fo:text-indent="0cm" style:auto-text-indent="false" style:writing-mode="lr-tb"/>
    </style:style>
    <style:style style:name="P74" style:family="paragraph" style:parent-style-name="Nivel_20_3">
      <style:paragraph-properties fo:text-align="justify" style:justify-single-word="false" fo:orphans="2" fo:widows="2" style:writing-mode="lr-tb"/>
    </style:style>
    <style:style style:name="P75"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76"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P77" style:family="paragraph" style:parent-style-name="Text_20_body_20_indent">
      <style:paragraph-properties fo:margin-top="0cm" fo:margin-bottom="0.212cm" fo:text-align="justify" style:justify-single-word="false" fo:orphans="2" fo:widows="2" style:writing-mode="lr-tb"/>
    </style:style>
    <style:style style:name="P78" style:family="paragraph" style:parent-style-name="Lista_20_con_20_viñetas_20_2.1">
      <style:paragraph-properties>
        <style:tab-stops>
          <style:tab-stop style:position="1.134cm"/>
        </style:tab-stops>
      </style:paragraph-properties>
    </style:style>
    <style:style style:name="P79" style:family="paragraph" style:parent-style-name="Lista_20_con_20_viñetas_20_2.1">
      <style:text-properties style:font-name="Lucida Sans2"/>
    </style:style>
    <style:style style:name="P80"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fo:font-weight="normal" style:font-weight-asian="normal" style:font-weight-complex="normal"/>
    </style:style>
    <style:style style:name="P81" style:family="paragraph" style:parent-style-name="Lista_20_con_20_viñetas_20_2.1">
      <style:paragraph-properties fo:text-align="justify" style:justify-single-word="false" fo:orphans="2" fo:widows="2" style:writing-mode="lr-tb">
        <style:tab-stops>
          <style:tab-stop style:position="1.134cm"/>
        </style:tab-stops>
      </style:paragraph-properties>
    </style:style>
    <style:style style:name="P82" style:family="paragraph" style:parent-style-name="Lista_20_con_20_viñetas_20_2.1" style:list-style-name="WW8Num8">
      <style:paragraph-properties fo:text-align="justify" style:justify-single-word="false" fo:orphans="2" fo:widows="2" style:writing-mode="lr-tb">
        <style:tab-stops>
          <style:tab-stop style:position="1.134cm"/>
        </style:tab-stops>
      </style:paragraph-properties>
    </style:style>
    <style:style style:name="P83"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4" style:family="paragraph" style:parent-style-name="Lista_20_con_20_viñetas_20_2.1" style:list-style-name="WW8Num8">
      <style:paragraph-properties fo:text-align="justify" style:justify-single-word="false" fo:orphans="2" fo:widows="2" style:writing-mode="lr-tb">
        <style:tab-stops>
          <style:tab-stop style:position="1.134cm"/>
        </style:tab-stops>
      </style:paragraph-properties>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5" style:family="paragraph">
      <style:paragraph-properties fo:text-align="center" style:writing-mode="lr-tb"/>
      <style:text-properties fo:font-size="24pt"/>
    </style:style>
    <style:style style:name="T1" style:family="text">
      <style:text-properties fo:color="#ffff99" style:font-name="Forte" fo:font-size="16pt" fo:background-color="#0000ff" style:font-size-asian="16pt" style:font-size-complex="16pt"/>
    </style:style>
    <style:style style:name="T2" style:family="text">
      <style:text-properties fo:color="#ffffff" style:font-name="Forte" fo:font-size="16pt" fo:background-color="#000080" style:font-size-asian="16pt" style:font-size-complex="16pt"/>
    </style:style>
    <style:style style:name="T3" style:family="text">
      <style:text-properties fo:font-size="8pt" style:font-size-asian="8pt" style:font-name-complex="Tahoma1"/>
    </style:style>
    <style:style style:name="T4" style:family="text">
      <style:text-properties fo:language="es" fo:country="ES"/>
    </style:style>
    <style:style style:name="T5" style:family="text">
      <style:text-properties fo:language="es" fo:country="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use-window-font-color="true" fo:font-size="10pt" style:font-name-asian="Times New Roman" style:font-size-asian="10pt" style:font-name-complex="Times New Roman" style:font-size-complex="10pt" style:language-complex="ar" style:country-complex="SA"/>
    </style:style>
    <style:style style:name="T8"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style:use-window-font-color="true" style:font-name="Tahoma1" fo:font-size="10pt" fo:language="es" fo:country="ES" fo:font-weight="bold" style:font-name-asian="Times New Roman" style:font-size-asian="10pt" style:font-weight-asian="bold" style:font-name-complex="Times New Roman" style:font-size-complex="10pt" style:language-complex="ar" style:country-complex="SA"/>
    </style:style>
    <style:style style:name="T11" style:family="text">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13" style:family="text">
      <style:text-properties style:use-window-font-color="true" style:font-name="Lucida Sans"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 style:family="text">
      <style:text-properties style:use-window-font-color="true" style:font-name="Lucida Sans"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normal"/>
    </style:style>
    <style:style style:name="T16" style:family="text">
      <style:text-properties style:use-window-font-color="true" style:font-name="Lucida Sans" fo:font-size="10pt" fo:language="es" fo:country="E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style:use-window-font-color="true" style:font-name="Lucida Sans"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style:use-window-font-color="true" style:font-name="Lucida Sans" fo:language="es" fo:country="ES" style:font-name-asian="Times New Roman" style:font-name-complex="Times New Roman" style:language-complex="ar" style:country-complex="SA"/>
    </style:style>
    <style:style style:name="T19" style:family="text">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T20" style:family="text">
      <style:text-properties style:font-name="Lucida Sans2"/>
    </style:style>
    <style:style style:name="T21" style:family="text">
      <style:text-properties style:font-name="Lucida Sans2" fo:font-style="normal" style:text-underline-style="none" fo:font-weight="normal" style:font-style-asian="normal" style:font-weight-asian="normal" style:font-style-complex="normal" style:font-weight-complex="normal"/>
    </style:style>
    <style:style style:name="T22" style:family="text">
      <style:text-properties style:font-name="Lucida Sans2" fo:font-style="italic" style:text-underline-style="none" fo:font-weight="normal" style:font-style-asian="italic" style:font-weight-asian="normal" style:font-style-complex="italic" style:font-weight-complex="normal"/>
    </style:style>
    <style:style style:name="T23" style:family="text">
      <style:text-properties style:font-name="Lucida Sans2"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color="#000000"/>
    </style:style>
    <style:style style:name="T27" style:family="text">
      <style:text-properties fo:color="#000000" style:font-name="Lucida Sans2"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Lucida Sans2"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00" style:font-name="Lucida Sans2" fo:font-size="10pt" fo:font-style="normal"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fo:color="#000000" style:font-name="Lucida Sans2"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Lucida Sans2"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2" style:family="text">
      <style:text-properties fo:color="#000000" style:font-name="Lucida Sans2" fo:font-size="10pt" fo:language="es" fo:country="ES" style:font-name-asian="Times New Roman" style:font-size-asian="10pt" style:font-name-complex="Times New Roman" style:font-size-complex="10pt" style:language-complex="ar" style:country-complex="SA"/>
    </style:style>
    <style:style style:name="T33" style:family="text">
      <style:text-properties fo:color="#000000" style:font-name="Lucida Sans2" fo:font-style="normal" fo:font-weight="normal" style:font-style-asian="normal" style:font-weight-asian="normal" style:font-style-complex="normal" style:font-weight-complex="normal"/>
    </style:style>
    <style:style style:name="T34" style:family="text">
      <style:text-properties fo:color="#000000" style:font-name="Lucida Sans2" fo:font-style="normal" fo:font-weight="bold" style:font-style-asian="normal" style:font-weight-asian="bold" style:font-style-complex="normal" style:font-weight-complex="bold"/>
    </style:style>
    <style:style style:name="T35" style:family="text">
      <style:text-properties fo:color="#000000" style:font-name="Lucida Sans" fo:font-size="10pt" style:font-name-asian="Times New Roman" style:font-size-asian="10pt" style:font-name-complex="Times New Roman" style:font-size-complex="10pt" style:language-complex="ar" style:country-complex="SA"/>
    </style:style>
    <style:style style:name="T36" style:family="text">
      <style:text-properties fo:color="#000000" style:font-name="Lucida Sans" fo:font-size="10pt" fo:language="es" fo:country="ES" style:font-name-asian="Times New Roman" style:font-size-asian="10pt" style:font-name-complex="Times New Roman" style:font-size-complex="10pt" style:language-complex="ar" style:country-complex="SA"/>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Lucida Sans2"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Lucida Sans2" fo:font-size="10pt" fo:font-style="normal" fo:font-weight="bold" style:font-size-asian="10pt" style:font-style-asian="normal" style:font-weight-asian="bold" style:font-size-complex="10pt" style:font-style-complex="normal" style:font-weight-complex="bold"/>
    </style:style>
    <style:style style:name="T40" style:family="text">
      <style:text-properties style:font-name="Lucida Sans2" fo:font-size="10pt" fo:font-style="italic" fo:font-weight="normal" style:font-size-asian="10pt" style:font-style-asian="italic" style:font-weight-asian="normal" style:font-size-complex="10pt" style:font-style-complex="italic" style:font-weight-complex="normal"/>
    </style:style>
    <style:style style:name="T41" style:family="text">
      <style:text-properties style:font-name="Lucida Sans" fo:font-size="10pt" style:font-name-asian="Times New Roman" style:font-size-asian="10pt" style:font-name-complex="Times New Roman" style:font-size-complex="10pt" style:language-complex="ar" style:country-complex="SA"/>
    </style:style>
    <style:style style:name="T42" style:family="text">
      <style:text-properties style:font-name="Lucida Sans" fo:font-size="10pt" fo:language="es" fo:country="ES"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7"/>
      <text:p text:style-name="P7"/>
      <text:p text:style-name="P7"/>
      <text:p text:style-name="P7"/>
      <text:p text:style-name="P7"/>
      <text:p text:style-name="P7"/>
      <text:p text:style-name="P7"><draw:line text:anchor-type="char" draw:z-index="22" draw:style-name="gr1" draw:text-style-name="P85" svg:x1="6.271cm" svg:y1="5.72cm" svg:x2="19.156cm" svg:y2="5.72cm"><text:p/></draw:line></text:p>
      <text:p text:style-name="P7"/>
      <text:p text:style-name="P20"/>
      <text:p text:style-name="P8"/>
      <text:p text:style-name="P9"/>
      <text:p text:style-name="P6"/>
      <text:p text:style-name="P6"/>
      <text:p text:style-name="P21">Propuesta de Solución </text:p>
      <text:p text:style-name="P21">César Carnevali</text:p>
      <text:p text:style-name="P21">Sistema de Administración para el Centro Odontológico Integral</text:p>
      <text:h text:style-name="P50" text:outline-level="4"/>
      <text:h text:style-name="P50" text:outline-level="4">Versión 1</text:h>
      <text:p text:style-name="P6"><draw:line text:anchor-type="char" draw:z-index="23" draw:style-name="gr2" draw:text-style-name="P85" svg:x1="6.271cm" svg:y1="20.003cm" svg:x2="19.156cm" svg:y2="20.003cm"><text:p/></draw:line></text:p>
      <text:h text:style-name="P45" text:outline-level="1">Contenido</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13"><text:a xlink:type="simple" xlink:href="#1.Contenido|outline"><text:span text:style-name="T20">Contenido<text:tab/>2</text:span></text:a></text:p>
          <text:p text:style-name="P14"><text:a xlink:type="simple" xlink:href="#0.0.1.CONFIDENCIAL|outline"><text:span text:style-name="T20">CONFIDENCIAL<text:tab/>2</text:span></text:a></text:p>
          <text:p text:style-name="P13"><text:a xlink:type="simple" xlink:href="#2.Introducción|outline"><text:span text:style-name="T20">Introducción<text:tab/>3</text:span></text:a></text:p>
          <text:p text:style-name="P17">1.Breve Descripción del Negocio Respecto de la Solución.<text:tab/>3</text:p>
          <text:p text:style-name="P17">2.Contenido de la Propuesta.<text:tab/>3</text:p>
          <text:p text:style-name="P13"><text:a xlink:type="simple" xlink:href="#3.Alcance de la Propuesta|outline"><text:span text:style-name="T20">Alcance de la Propuesta<text:tab/>3</text:span></text:a></text:p>
          <text:p text:style-name="P17">1.Objetivo.<text:tab/>3</text:p>
          <text:p text:style-name="P17">2.Detalle de Módulos de la Solución.<text:tab/>3</text:p>
          <text:p text:style-name="P17">3.Alcance de la solución.<text:tab/>4</text:p>
          <text:p text:style-name="P15">3.1.Propuesta Tecnológica.<text:tab/>4</text:p>
          <text:p text:style-name="P13"><text:a xlink:type="simple" xlink:href="#4.Cronograma|outline"><text:span text:style-name="T20">Cronograma<text:tab/>6</text:span></text:a></text:p>
          <text:p text:style-name="P16"><text:a xlink:type="simple" xlink:href="#4.1.Introducción|outline"><text:span text:style-name="T20">Introducción<text:tab/>6</text:span></text:a></text:p>
          <text:p text:style-name="P16"><text:a xlink:type="simple" xlink:href="#4.2.Fases|outline"><text:span text:style-name="T20">Fases<text:tab/>6</text:span></text:a></text:p>
          <text:p text:style-name="P16"><text:a xlink:type="simple" xlink:href="#4.3.Gantt|outline"><text:span text:style-name="T20">Gantt<text:tab/>7</text:span></text:a></text:p>
          <text:p text:style-name="P16"><text:a xlink:type="simple" xlink:href="#4.4.Distribución de recursos|outline"><text:span text:style-name="T20">Distribución de recursos<text:tab/>7</text:span></text:a></text:p>
          <text:p text:style-name="P13"><text:a xlink:type="simple" xlink:href="#5.Servicios Profesionales|outline"><text:span text:style-name="T20">Servicios Profesionales<text:tab/>8</text:span></text:a></text:p>
          <text:p text:style-name="P16"><text:a xlink:type="simple" xlink:href="#5.1.Tabla de tipos de recurso:|outline"><text:span text:style-name="T20">Tabla de tipos de recurso:<text:tab/>8</text:span></text:a></text:p>
          <text:p text:style-name="P16"><text:a xlink:type="simple" xlink:href="#5.2.Definición y alcance de cada recurso:|outline"><text:span text:style-name="T20">Definición y alcance de cada recurso:<text:tab/>8</text:span></text:a></text:p>
          <text:p text:style-name="P13"><text:a xlink:type="simple" xlink:href="#6.Propuesta Económica|outline"><text:span text:style-name="T20">Propuesta Económica<text:tab/>9</text:span></text:a></text:p>
          <text:p text:style-name="P16"><text:a xlink:type="simple" xlink:href="#6.1.Servicios Profesionales de Implementación.|outline"><text:span text:style-name="T20">Servicios Profesionales de Implementación.<text:tab/>9</text:span></text:a></text:p>
          <text:p text:style-name="P16"><text:a xlink:type="simple" xlink:href="#6.2.Condiciones de Contratación|outline"><text:span text:style-name="T20">Condiciones de Contratación<text:tab/>9</text:span></text:a></text:p>
        </text:index-body>
      </text:table-of-content>
      <text:p text:style-name="P18"/>
      <text:h text:style-name="P46" text:outline-level="1">Introducción</text:h>
      <text:h text:style-name="Heading_20_2" text:outline-level="2">Breve Descripción del Negocio Respecto de la Solución.</text:h>
      <text:p text:style-name="Standard">El Centro Odontológico Integral es una clínica odontológica fundada y dirigida por el Dr. César A. Carnevali. Desde sus comienzo, tuvo como premisas un servicio ejemplar, una atención esmerada y una administración responsable y preparada.</text:p>
      <text:p text:style-name="Standard">Con estos objetivos sus integrantes se han formado y capacitado no solo en aquellas cuestiones técnicas y profesionales referidas al ejercicio de su profesión sino también en los aspectos que hacen a la correcta administración de los recursos que intervienen en el funcionamiento de la clínica. </text:p>
      <text:p text:style-name="Standard">Además, es una política fundamental del COI el participar, organizar y colaborar en actividades de capacitación, brindando un ámbito acorde para el desarrollo de las mismas.</text:p>
      <text:h text:style-name="Heading_20_2" text:outline-level="2">Contenido de la Propuesta.</text:h>
      <text:p text:style-name="Standard">La presente propuesta contiene una descripción de las principales características que deberá cumplir la aplicación a desarrollar como también el detalle técnico y tecnológico en el cual se basará dicha solución.</text:p>
      <text:p text:style-name="Standard">También se presenta un cronograma detallado de las tareas a realizar y su correspondiente calendario y distribución de recursos y tiempos requeridos.</text:p>
      <text:p text:style-name="Standard">Para finalizar se presenta la propuesta económica de la presente solución.</text:p>
      <text:h text:style-name="P44" text:outline-level="1">Alcance de la Propuesta</text:h>
      <text:h text:style-name="Heading_20_2" text:outline-level="2">Objetivo</text:h>
      <text:p text:style-name="Standard">El objetivo principal es el de brindar al COI una herramienta idónea que permita a los profesionales que allí trabajan realizar una gestión ordenada de sus recursos y planificar su progreso haciendo uso de información confiable tanto agregada como detallada.</text:p>
      <text:p text:style-name="Standard">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h text:style-name="Heading_20_2" text:outline-level="2"><text:bookmark-start text:name="_Ref153891520"/>S<text:bookmark-end text:name="_Ref153891520"/>istema de Gestión de Clínica Odontológica</text:h>
      <text:p text:style-name="Standard">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43488523" text:style-name="WW8Num18">
        <text:list-item>
          <text:p text:style-name="P67">Administración de clínica<text:tab/></text:p>
        </text:list-item>
      </text:list>
      <text:p text:style-name="P29">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43489537" text:style-name="WW8Num8">
        <text:list-item>
          <text:p text:style-name="P78">Gestión de profesionales</text:p>
        </text:list-item>
      </text:list>
      <text:p text:style-name="P22">Esta función posibilita mantener actualizado el plantel de profesionales que trabajan en la clínica. Permitirá administrar sus datos principales, especialidad, capacitaciones realizadas, etc.</text:p>
      <text:list xml:id="list20355217" text:continue-numbering="true" text:style-name="WW8Num8">
        <text:list-item>
          <text:p text:style-name="P79"><text:soft-page-break/>Gestión de consultorios</text:p>
        </text:list-item>
      </text:list>
      <text:p text:style-name="P23">Se permitirá configurar la configuración de consultorios de la clínica, con la ubicación espacial de los consultorios y las instalaciones de cada uno.</text:p>
      <text:list xml:id="list20349598" text:continue-list="list43488523" text:style-name="WW8Num18">
        <text:list-item>
          <text:p text:style-name="P67">Administración de pacientes</text:p>
        </text:list-item>
      </text:list>
      <text:p text:style-name="P25">El módulo de Administración de Pacientes tiene como objetivo llevar registro de cada paciente, datos personales y de contacto, registro de prácticas odontológicas, odontograma, preferencias en cuanto a días y horarios para turnos, etc.</text:p>
      <text:list xml:id="list20364863" text:continue-list="list20355217" text:style-name="WW8Num8">
        <text:list-item>
          <text:p text:style-name="P79">Datos personales</text:p>
        </text:list-item>
      </text:list>
      <text:p text:style-name="P22">Cada paciente puede tener un cúmulo importante de información de carácter personal. La correcta administración de esta información posibilita un contacto más cercano y una comunicación fluida, generando un clima de confianza y cordialidad. Se permitirá guardar toda la información personal que se considere necesario, proveyendo un mecanismo para almacenar cualquier tipo de datos aparte de los preestablecidos en la aplicación. Se registrarán, además, las preferencias del paciente en cuanto a días y horarios para turnos.</text:p>
      <text:list xml:id="list20374834" text:continue-numbering="true" text:style-name="WW8Num8">
        <text:list-item>
          <text:p text:style-name="P79">Odontograma</text:p>
        </text:list-item>
      </text:list>
      <text:p text:style-name="P22">El odontograma permitirá visualizar las prácticas realizadas y las programadas y dará acceso al historial del paciente, las radiografías realizadas, fotografías y toda otra información relacionada al estado odontológico del paciente. Su manejo debe ser intuitivo y sencillo para el profesional.</text:p>
      <text:list xml:id="list20368705" text:continue-list="list20349598" text:style-name="WW8Num18">
        <text:list-item>
          <text:p text:style-name="P68"><text:span text:style-name="T7">Administración</text:span> de Turnos.</text:p>
        </text:list-item>
      </text:list>
      <text:p text:style-name="Nivel_20_2_20_Texto">El turnero es un elemento fundamental de la solución, representando una de las herramientas de uso más intensivo para los profesionales. Su utilidad se centrará en organizar convenientemente los turnos de manera de optimizar la utilización de tiempo y recursos, sugiriendo días y horarios dependiendo de las preferencias del paciente y de las prácticas programadas. </text:p>
      <text:list xml:id="list20348685" text:continue-numbering="true" text:style-name="WW8Num18">
        <text:list-item>
          <text:p text:style-name="P68"><text:span text:style-name="T7">Administración</text:span> de Prácticas Odontológicas.</text:p>
        </text:list-item>
      </text:list>
      <text:p text:style-name="P27">La <text:span text:style-name="T11">gestión</text:spa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de facturación.</text:p>
      <text:list xml:id="list20375988" text:continue-numbering="true" text:style-name="WW8Num18">
        <text:list-item>
          <text:p text:style-name="P68"><text:span text:style-name="T7">Administración</text:span> de Obras Sociales y Prepagas.</text:p>
        </text:list-item>
      </text:list>
      <text:p text:style-name="P27">En <text:span text:style-name="T11">la</text:span> Administración de Obras Sociales y Prepagas se registrarán los datos correspondientes a cada una de estas entidades, tanto para realizar la facturación pertinente como para asentar la información de cobertura para cada plan y práctica odontológica.</text:p>
      <text:list xml:id="list20361162" text:continue-list="list20374834" text:style-name="WW8Num8">
        <text:list-item>
          <text:p text:style-name="Lista_20_con_20_viñetas_20_2.1">Gestión de Obras Sociales y Prepagas</text:p>
        </text:list-item>
      </text:list>
      <text:p text:style-name="P22">Permitirá la carga y administración de todos los datos concernientes a una entidad de este tipo.</text:p>
      <text:list xml:id="list20347090" text:continue-numbering="true" text:style-name="WW8Num8">
        <text:list-item>
          <text:p text:style-name="Lista_20_con_20_viñetas_20_2.1">Gestión de Planes</text:p>
        </text:list-item>
      </text:list>
      <text:p text:style-name="P22">Para cada Obra Social o Prepaga, se habilitará el registro de los distintos planes de cobertura posibles.</text:p>
      <text:list xml:id="list20349836" text:continue-list="list20375988" text:style-name="WW8Num18">
        <text:list-item>
          <text:p text:style-name="P68"><text:span text:style-name="T7">Control</text:span> de Stock de Materiales.</text:p>
        </text:list-item>
      </text:list>
      <text:p text:style-name="P27">Este <text:span text:style-name="T11">módulo</text:span> mantendrá un registro de stock de consumibles, informando de la necesidad de reponer los faltantes y brindando información como plazos de aprovisionamiento, indices de rotación, indice de cobertura, etc.</text:p>
      <text:list xml:id="list20368090" text:continue-list="list20347090" text:style-name="WW8Num8">
        <text:list-item>
          <text:p text:style-name="Lista_20_con_20_viñetas_20_2.1">Gestión de compra</text:p>
        </text:list-item>
      </text:list>
      <text:p text:style-name="P22"><text:soft-page-break/>Implementación de un circuito de compra mediante Solicitudes de Compra, Cotizaciones, Ordenes de Compra y Recepciones.</text:p>
      <text:list xml:id="list20362156" text:continue-numbering="true" text:style-name="WW8Num8">
        <text:list-item>
          <text:p text:style-name="Lista_20_con_20_viñetas_20_2.1">Gestión de Inventario</text:p>
        </text:list-item>
      </text:list>
      <text:p text:style-name="P22">Incluye la visualización del stock actual de materiales e insumos, como así también de toda la información estadística sobre gestión de stock generada.</text:p>
      <text:list xml:id="list20356462" text:continue-list="list20349836" text:style-name="WW8Num18">
        <text:list-item>
          <text:p text:style-name="P69">Facturación</text:p>
        </text:list-item>
      </text:list>
      <text:p text:style-name="P27">El módulo tiene la función primordial de emitir la facturación correspondiente, mantener el registro de las prácticas pendientes de facturación, administrar la cuenta corriente de particulares, prepagas y obras sociales, etc.</text:p>
      <text:list xml:id="list20353585" text:continue-list="list20362156" text:style-name="WW8Num8">
        <text:list-item>
          <text:p text:style-name="Lista_20_con_20_viñetas_20_2.1">Administración de facturación</text:p>
        </text:list-item>
      </text:list>
      <text:p text:style-name="P22">Se preverán todos lo casos posibles, además de los requeridos por este caso en particular. Se permitirá designar un responsable de facturación para cada práctica realizada por un profesional, que puede ser una sociedad, otro profesional o, por supuesto, el mismo odontólogo.</text:p>
      <text:list xml:id="list20349378" text:continue-list="list20356462" text:style-name="WW8Num18">
        <text:list-item>
          <text:p text:style-name="P72">Información gerencial</text:p>
        </text:list-item>
      </text:list>
      <text:p text:style-name="P28">El objetivo fundamental de este sistema reside en brindar la información precisa de soporte a la toma de desiciones. En este sentido, se proveerá un módulo que ofrecerá reportes con información detallada sobre las prácticas realizadas, la concurrencia de pacientes, el desempeño de cada profesional, etc.</text:p>
      <text:list xml:id="list20372923" text:continue-numbering="true" text:style-name="WW8Num18">
        <text:list-item>
          <text:p text:style-name="P69">Administración General y Configuración</text:p>
        </text:list-item>
      </text:list>
      <text:p text:style-name="P27">Las tareas de administración de usuarios y sus preferencias, roles, control de permisos, y otros parámetros se condensarán en un módulo diseñado para tal fin.</text:p>
      <text:h text:style-name="Heading_20_2" text:outline-level="2">Alcance de la solución.</text:h>
      <text:list xml:id="list20368711" text:continue-list="list20372923" text:style-name="WW8Num18">
        <text:list-item text:start-value="1">
          <text:p text:style-name="P71"><text:span text:style-name="T19">Propuesta</text:span> Tecnológica.</text:p>
        </text:list-item>
      </text:list>
      <text:p text:style-name="P27">La <text:span text:style-name="T11">propuesta</text:span> tecnológica se basa en el uso de una arquitectura de tres capas y el uso de tecnología para su implementación. Esto implica que la aplicación podrá ser accedida desde un gran número de computadoras personales mediante un web browser sin requerir instalación o configuración adicional.</text:p>
      <text:p text:style-name="P27">E<text:span text:style-name="T11">l producto estará totalmente desarrollado en Java utilizando para ello especificaciones de JEE (Java Enterprise Edition) y utilizando herramientas de vanguardia en la implementación de interfaz de usuario que potenciarán en conjunto su usabilidad, estabilidad, escalabilidad, seguridad y utilidad.</text:span></text:p>
      <text:p text:style-name="P27"><text:span text:style-name="T11">La implementación del producto se realizará usando herramientas Open Source de uso y calidad comprobados, lo cual asegura un soporte técnico secundario (es decir, soporte de las herramientas </text:span>mediante las cuales se desarrollará la aplicación) libre de costos no previstos y licencias restrictivas en su uso.</text:p>
      <text:list xml:id="list20359676" text:continue-numbering="true" text:style-name="WW8Num18">
        <text:list-item>
          <text:p text:style-name="Nivel_20_2">Herramientas de desarrollo</text:p>
        </text:list-item>
      </text:list>
      <text:list xml:id="list20361405" text:continue-list="list20353585" text:style-name="WW8Num8">
        <text:list-item>
          <text:p text:style-name="P80"><text:span text:style-name="T5">Eclipse 3.5.</text:span><text:span text:style-name="T4"> IDE (herramienta de desarrollo integrada) que permite integrar componentes y entornos de desarrollo JAVA. Es la herramienta de desarrollo JAVA con mayor difusión a nivel mundial y tiene el apoyo de empresas internacionales de primerísimo nivel como IBM, Nokia, SAP y Oracle entre otras.</text:span></text:p>
        </text:list-item>
      </text:list>
      <text:p text:style-name="P26">Eclipse es un entorno independiente de la plataforma, de código abierto, para crear aplicaciones de cualquier tipo.</text:p>
      <text:list xml:id="list20359437" text:continue-numbering="true" text:style-name="WW8Num8">
        <text:list-item>
          <text:p text:style-name="P81"><text:soft-page-break/>Netbeans 6.8.<text:span text:style-name="T24"> Es otro IDE de gran nivel, desarrollado y promovido por Sun Microsystems y una comunidad amplísima de desarrolladores.</text:span></text:p>
        </text:list-item>
        <text:list-item>
          <text:p text:style-name="P81">ZK Framework. <text:span text:style-name="T24">Es uno de los principales frameworks de desarrollo Web que se conocen hasta el momento. Implementa importantes técnicas y tecnologías que permiten crear aplicaciones Web que se comporten como programas de escritorio, dando al usuario la sensación de estar utilizando un sistema tradicional.</text:span></text:p>
        </text:list-item>
        <text:list-item>
          <text:p text:style-name="P81">Spring framework. <text:span text:style-name="T24">Permite controlar diversas cuestiones técnicas fundamentales de la aplicación. Provee, además, mecanismos de seguridad avanzados y una infraestructura estable y potente para el desarrollo de sistemas complejos.</text:span></text:p>
        </text:list-item>
        <text:list-item>
          <text:p text:style-name="P81"><text:span text:style-name="T6">Mysql Workbench. </text:span><text:span text:style-name="T24">Sistema de diseño de modelos de datos en interfaces gráficas ricas y de gran usabilidad. Permite diseñar el Diagrama Entidad/Relación que utilizará la aplicación, e implementarlo automáticamente en la Base de Datos.</text:span></text:p>
        </text:list-item>
      </text:list>
      <text:list xml:id="list20361428" text:continue-list="list20359676" text:style-name="WW8Num18">
        <text:list-item>
          <text:p text:style-name="Nivel_20_3"><text:bookmark-start text:name="HERRAMIENTAS_DE_IMPLEMENTACIÓN_REQUERIDA"/>Herramientas de Implementación Requeridas<text:bookmark-end text:name="HERRAMIENTAS_DE_IMPLEMENTACIÓN_REQUERIDA"/></text:p>
        </text:list-item>
      </text:list>
      <text:list xml:id="list20366344" text:continue-list="list20359437" text:style-name="WW8Num8">
        <text:list-item>
          <text:p text:style-name="P81">Base de <text:span text:style-name="T6">dato</text:span><text:span text:style-name="T8">s MySQL 5.x.</text:span><text:span text:style-name="T9"> MySQL es uno de los Sistemas Gestores de Bases de Datos (DBMS) más populares desarrollados bajo la filosofía de código abierto. Su vasta comunidad de desarrolladores asegura un mantenimiento constante y continuo mejoramiento de sus prestaciones. Sin embargo, ante la necesidad de implementar un DBMS de tipo empresarial, se tomarán los recaudos para asegurar una eventual migración íntegra y completa de los datos con el menor esfuerzo posible.</text:span></text:p>
        </text:list-item>
        <text:list-item>
          <text:p text:style-name="P81">Servidor Glassfish v3. <text:span text:style-name="T24">Glassfish es un Contenedor de Aplicaciones JEE, de código abierto y de amplia utilización. Su soporte y desarrollo por parte de empresas de primer nivel internacional son garantía de un desempeño suficiente. Ante la necesidad de mudar la aplicación a otro servidor de este tipo, se buscará emplear las técnicas necesarias para hacer posible dicho proceso con el mínimo impacto negativo posible.</text:span></text:p>
        </text:list-item>
      </text:list>
      <text:list xml:id="list20370623" text:continue-list="list20361428" text:style-name="WW8Num18">
        <text:list-item>
          <text:p text:style-name="P74">Equipamiento.</text:p>
        </text:list-item>
      </text:list>
      <text:list xml:id="list20358610" text:continue-list="list20366344" text:style-name="WW8Num8">
        <text:list-item>
          <text:p text:style-name="P81"><text:bookmark-start text:name="OLE_LINK1"/><text:bookmark-start text:name="OLE_LINK3"/>Equipamiento central</text:p>
        </text:list-item>
      </text:list>
      <text:p text:style-name="P24"><text:bookmark-end text:name="OLE_LINK1"/><text:bookmark-end text:name="OLE_LINK3"/>A definir.</text:p>
      <text:list xml:id="list20365922" text:continue-numbering="true" text:style-name="WW8Num8">
        <text:list-item>
          <text:p text:style-name="P81">Equipamiento cliente</text:p>
        </text:list-item>
      </text:list>
      <text:p text:style-name="P24">Cualquier PC o Notebook que soporte un navegador Web compatible (Firefox o Internet Explorer, en principio).</text:p>
      <text:list xml:id="list20361480" text:continue-list="list20370623" text:style-name="WW8Num18">
        <text:list-item>
          <text:p text:style-name="P74">Software de Base.</text:p>
        </text:list-item>
      </text:list>
      <text:p text:style-name="P27">Para <text:span text:style-name="T11">implementar</text:span>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P27">Las <text:span text:style-name="T11">herramientas</text:span> seleccionadas corren en diversas plataformas, entre ellas Linux. La recomendación, de acuerdo a la capacidad del COI es de usar plataforma Linux para la implementación de los Servidores.</text:p>
      <text:list xml:id="list20348171" text:continue-numbering="true" text:style-name="WW8Num18">
        <text:list-item>
          <text:p text:style-name="Nivel_20_3">Infraestructura y Mantenimiento.</text:p>
        </text:list-item>
      </text:list>
      <text:p text:style-name="P27">El <text:span text:style-name="T11">equipo</text:span> designado por la empresa desarrollará una etapa de relevamiento de instalaciones informáticas, equipamiento, cableado e infraestructura de red y software instalado, indicando estado general, grado de conformidad con los requisitos planteado por la presente propuesta, falencias detectadas y soluciones propuestas. No se contempla en este documento la ejecución de dichas soluciones, ni la adquisición de los equipos y materiales que fueran necesarios.</text:p>
      <text:p text:style-name="P28"><text:soft-page-break/>De optarse por software bajo licencias “libres” (aquellas que permiten la libre distribución de un producto software o derivado de este sin vulnerar derechos de autor o de copia), su instalación y configuración están previstas en la presente propuesta. De lo contrario, correrá por cuenta del COI la adquisición de las licencias respectivas y su posterior instalación, configuración y mantenimiento.</text:p>
      <text:p text:style-name="P28">El esquema de seguridad requerido para la aplicación será responsabilidad de La Empresa y forma parte de la presente propuesta.</text:p>
      <text:p text:style-name="P30"><text:span text:style-name="T11">No</text:span> se contemplan, sin embargo, las siguientes cuestiones:</text:p>
      <text:list xml:id="list43470772" text:style-name="L2">
        <text:list-item>
          <text:p text:style-name="P63">Equipamiento requerido. Instalación, emplazamiento y mantenimiento.</text:p>
        </text:list-item>
        <text:list-item>
          <text:p text:style-name="P63">Equipamiento de seguridad. Firewalls.</text:p>
        </text:list-item>
        <text:list-item>
          <text:p text:style-name="P63">Plan de contingencia. Resguardo de la información. Esquema de <text:span text:style-name="T25">backup</text:span>.</text:p>
        </text:list-item>
        <text:list-item>
          <text:p text:style-name="P63">Redes y Comunicaciones.</text:p>
        </text:list-item>
      </text:list>
      <text:p text:style-name="P27">Todos <text:span text:style-name="T11">estos</text:span> puntos mencionados estarán a cargo del COI y deberán ser ejecutados según el cronograma adjunto.</text:p>
      <text:h text:style-name="Heading_20_1" text:outline-level="1">Metodologia de desarrollo</text:h>
      <text:h text:style-name="Heading_20_2" text:outline-level="2">Introducción</text:h>
      <text:p text:style-name="Standard">Debido a los requerimientos del cliente de entregas de subproductos usables en el menor tiempo posible se adopto una <text:span text:style-name="T6">metodología ágil</text:span> que asegura la liberación periódica de porciones funcionales del sistema proveyendo a la vez una retroalimentación constante para posteriores refinamientos.</text:p>
      <text:p text:style-name="Standard">Dada la experiencia de los miembros de la empresa con SCRUM, se propone utilizar esta metodología ágil para el desarrollo.</text:p>
      <text:list xml:id="list20374108" text:continue-list="list20348171" text:style-name="WW8Num18">
        <text:list-item text:start-value="1">
          <text:p text:style-name="P71"><text:span text:style-name="T35">Control</text:span><text:span text:style-name="T26"> y seguimiento del proyecto basado en objetivos</text:span></text:p>
        </text:list-item>
      </text:list>
      <text:p text:style-name="P40"><text:span text:style-name="T38">El </text:span><text:span text:style-name="T23">proyecto</text:span><text:span text:style-name="T38"> se ejecutará en iteraciones incrementales denominadas sprints con una demostración del producto al finalizar cada una. De esta manera se podrá conocer de forma objetiva el estado del proyecto (si el desarrollo de los requisitos cumple con las expectativas del COI, si la calidad es la esperada o si hay retrasos), con lo que el COI podrá tomar decisiones informadas.</text:span></text:p>
      <text:p text:style-name="P40"><text:span text:style-name="T38">Cada sprint tendrá una duración fija de 4 semanas, de cinco días hábiles cada una, a excepción del </text:span><text:span text:style-name="T40">sprint 0, </text:span><text:span text:style-name="T38">que tiene objetivos particulares y durará 2 semanas.</text:span></text:p>
      <text:p text:style-name="P40"><text:span text:style-name="T38">Los requisitos se desarrollarán priorizados por el valor aportado al COI, de modo que en los primeros sprints se obtendrán los objetivos más importantes del proyecto y se podrán realizar ajustes al respecto con la suficiente antelación.</text:span></text:p>
      <text:p text:style-name="P40"><text:span text:style-name="T38">El control y seguimiento del proyecto se basará en los requisitos completados en cada sprint. Se entenderá un requisito como completado si incluye todos los entregables asociados realizados (código, documentación, etc.) e integrados con los entregables de los sprints anteriores, de manera que el producto sea susceptible de ser entregado al COI con el mínimo esfuerzo. Por esta razón, cada requisito deberá ser:</text:span></text:p>
      <text:list xml:id="list20374223" text:continue-list="list43470772" text:style-name="L2">
        <text:list-item>
          <text:p text:style-name="P62">Independiente del resto de requisitos, en la medida de lo posible. </text:p>
        </text:list-item>
        <text:list-item>
          <text:p text:style-name="P65">Demostrable, de manera que sea claro cómo comprobar con el COIque el requisito está completado y que se cumplen sus expectativas. </text:p>
        </text:list-item>
        <text:list-item>
          <text:p text:style-name="P65">De un grado de esfuerzo para ser completado semejante al del resto de requisitos, de manera que el COI pueda realizar una extrapolación del progreso del proyecto. </text:p>
        </text:list-item>
      </text:list>
      <text:list xml:id="list20376305" text:continue-list="list20374108" text:style-name="WW8Num18">
        <text:list-item>
          <text:p text:style-name="P71"><text:span text:style-name="T35">Sprint</text:span> 0 – Elaboración de la lista de objetivos/requisitos y planificación</text:p>
        </text:list-item>
      </text:list>
      <text:list xml:id="list20358667" text:continue-list="list20365922" text:style-name="WW8Num8">
        <text:list-item>
          <text:p text:style-name="P82"><text:span text:style-name="T17">Du</text:span><text:span text:style-name="T14">ración</text:span><text:span text:style-name="T15">:</text:span><text:span text:style-name="T33"> 2 semanas.</text:span></text:p>
        </text:list-item>
        <text:list-item>
          <text:p text:style-name="P82"><text:span text:style-name="T14">Objetivos</text:span>:</text:p>
        </text:list-item>
      </text:list>
      <text:list xml:id="list20376179" text:continue-list="list20374223" text:style-name="L2">
        <text:list-item>
          <text:p text:style-name="P66"><text:soft-page-break/><text:span text:style-name="T42">Planificar</text:span> y distribuir los objetivos y alcance del proyecto en iteraciones, de manera que los requisitos estén priorizados balanceando el beneficio que aportan al COI, su coste de desarrollo y los riesgos del proyecto. De esta manera, las primeras iteraciones del proyecto podrán acomodar los requisitos más importantes y mitigar los riesgos más altos.</text:p>
        </text:list-item>
      </text:list>
      <text:list xml:id="list20360081" text:continue-list="list20358667" text:style-name="WW8Num8">
        <text:list-item>
          <text:p text:style-name="P84">Actividades:</text:p>
        </text:list-item>
      </text:list>
      <text:list xml:id="list20360949" text:continue-list="list20376179" text:style-name="L2">
        <text:list-item>
          <text:p text:style-name="P65">Identificación de los objetivos del proyecto y de los requisitos iniciales de alto nivel que permiten la consecución de estos objetivos. [2] </text:p>
        </text:list-item>
        <text:list-item>
          <text:p text:style-name="P64">Priorización de los requisitos en iteraciones y entregas considerando los siguientes criterios:</text:p>
          <text:list>
            <text:list-item>
              <text:p text:style-name="P64"><text:span text:style-name="T13">El </text:span><text:span text:style-name="Strong_20_Emphasis"><text:span text:style-name="T13">valor</text:span></text:span><text:span text:style-name="T13"> aportado por cada requisito para el COI. Deberá ser explícito quién es el actor o usuario beneficiario de cada requisito y qué valor le aporta.</text:span></text:p>
            </text:list-item>
            <text:list-item>
              <text:p text:style-name="P64"><text:span text:style-name="T13">El </text:span><text:span text:style-name="Strong_20_Emphasis"><text:span text:style-name="T13">esfuerzo</text:span></text:span><text:span text:style-name="T13"> necesario para desarrollar cada uno de los requisitos, de manera que en las primeras iteraciones se desarrollen los requisitos que proporcionen el máximo valor con el mínimo esfuerzo y que puedan encajar en la periodicidad de los sprints. </text:span></text:p>
            </text:list-item>
            <text:list-item>
              <text:p text:style-name="P64"><text:span text:style-name="T13">Las </text:span><text:span text:style-name="Strong_20_Emphasis"><text:span text:style-name="T13">dependencias</text:span></text:span><text:span text:style-name="T13"> inevitables entre requisitos.</text:span></text:p>
            </text:list-item>
            <text:list-item>
              <text:p text:style-name="P64"><text:span text:style-name="T13">Minimizar los </text:span><text:span text:style-name="Strong_20_Emphasis"><text:span text:style-name="T13">riesgos</text:span></text:span><text:span text:style-name="T13"> del proyecto respecto a desarrollo de los requisitos, disponibilidad y grado de implicación de los actores y beneficiarios implicados, interacción con otros equipos (proyectos en paralelo, compras de material e infraestructura, encargados de entregar el proyecto a los usuarios finales), etc.</text:span></text:p>
            </text:list-item>
            <text:list-item>
              <text:p text:style-name="P64"><text:span text:style-name="T13">Maximizar la </text:span><text:span text:style-name="Strong_20_Emphasis"><text:span text:style-name="T13">cohesión</text:span></text:span><text:span text:style-name="T13"> del contenido de cada sprint, identificando los puntos de acoplamiento y las dependencias entre los diferentes incrementos de manera que sean mínimos, para poder dar por realmente completados los requisitos desarrollados en cada una de los sprints. </text:span></text:p>
            </text:list-item>
          </text:list>
        </text:list-item>
        <text:list-item>
          <text:p text:style-name="P64"><text:span text:style-name="T12">Calcular</text:span> la duración de cada uno de los incrementos desarrollados de manera que puedan encajar en la periodicidad de los sprints. </text:p>
        </text:list-item>
      </text:list>
      <text:list xml:id="list20364162" text:continue-list="list20360081" text:style-name="WW8Num8">
        <text:list-item>
          <text:p text:style-name="P83">Entregables:</text:p>
        </text:list-item>
      </text:list>
      <text:list xml:id="list20369643" text:continue-list="list20360949" text:style-name="L2">
        <text:list-item>
          <text:p text:style-name="P64"><text:span text:style-name="T13">Lista de objetivos/requisitos priorizados, agrupados por iteraciones y entregas</text:span><text:span text:style-name="T27"> al COI.</text:span></text:p>
        </text:list-item>
        <text:list-item>
          <text:p text:style-name="P64"><text:span text:style-name="T27">Relevamiento de Infraestructura.</text:span></text:p>
        </text:list-item>
        <text:list-item>
          <text:p text:style-name="P64"><text:span text:style-name="T27">Plan de Infraestructura.</text:span></text:p>
        </text:list-item>
      </text:list>
      <text:list xml:id="list20357622" text:continue-list="list20376305" text:style-name="WW8Num18">
        <text:list-item>
          <text:p text:style-name="P71"><text:span text:style-name="T35">Iteraciones</text:span> de desarrollo</text:p>
        </text:list-item>
      </text:list>
      <text:list xml:id="list20378544" text:continue-list="list20364162" text:style-name="WW8Num8">
        <text:list-item>
          <text:p text:style-name="P82"><text:span text:style-name="T14">Duración</text:span><text:span text:style-name="T38">: 4 semanas</text:span></text:p>
        </text:list-item>
        <text:list-item>
          <text:p text:style-name="P82"><text:span text:style-name="T14">Objetivos</text:span>:</text:p>
        </text:list-item>
      </text:list>
      <text:list xml:id="list20350429" text:continue-list="list20369643" text:style-name="L2">
        <text:list-item>
          <text:p text:style-name="P64">Completar un incremento de producto que sea demostrable al COI al finalizar el sprint, de manera que pueda tomar decisiones informadas y objetivas sobre el estado del proyecto (si el desarrollo de los requisitos cumple con las expectativas del COI, si la calidad es la esperada o si hay retrasos). </text:p>
        </text:list-item>
      </text:list>
      <text:list xml:id="list20346745" text:continue-list="list20378544" text:style-name="WW8Num8">
        <text:list-item>
          <text:p text:style-name="P83">Actividades:</text:p>
        </text:list-item>
      </text:list>
      <text:p text:style-name="P23">En el <text:span text:style-name="T37">inicio</text:span> de cada sprint:</text:p>
      <text:list xml:id="list20361134" text:continue-list="list20350429" text:style-name="L2">
        <text:list-item>
          <text:p text:style-name="P64"><text:span text:style-name="Emphasis"><text:span text:style-name="T27">El COI </text:span></text:span><text:span text:style-name="T27">y </text:span><text:span text:style-name="Emphasis"><text:span text:style-name="T27">La Empresa </text:span></text:span><text:span text:style-name="T27">mantendrán una </text:span><text:span text:style-name="Strong_20_Emphasis"><text:span text:style-name="T27">reunión para consensuar los objetivos y contenido del sprint</text:span></text:span><text:span text:style-name="T27">, en función de los criterios de priorización indicados anteriormente, así como para dar detalle a los requisitos seleccionados en la medida en que cada una de las dos partes necesiten. De manera general, cada requisito deberá tener asociado un conjunto de condiciones de aceptación para poder considerar que el requisito ha sido completado.</text:span></text:p>
        </text:list-item>
      </text:list>
      <text:p text:style-name="P24">Al finalizar cada sprint:</text:p>
      <text:list xml:id="list20352934" text:continue-numbering="true" text:style-name="L2">
        <text:list-item>
          <text:p text:style-name="P64"><text:soft-page-break/><text:span text:style-name="Emphasis"><text:span text:style-name="T30">La Empresa deberá hacer al COI una demostración de los requisitos completados. En esta demostración participaran los interesados que el COI designe; entre ellos se podrá encontrar, por ejemplo, a los promotores del proyecto, al responsable funcional, al responsable técnico, a usuarios finales seleccionados, etc. el COI hará una aceptación de estos requisitos realizando las comprobaciones de calidad oportunas. </text:span></text:span></text:p>
        </text:list-item>
        <text:list-item>
          <text:p text:style-name="P64"><text:span text:style-name="Emphasis"><text:span text:style-name="T30">El COI podrá re-priorizar el conjunto de requisitos del proyecto y consensuará con La Empresa el contenido de los siguientes sprints según lo estipulado en la clausula de </text:span></text:span><text:span text:style-name="Emphasis"><text:span text:style-name="T31">"Cambio de requisitos"</text:span></text:span><text:span text:style-name="Emphasis"><text:span text:style-name="T30">. En particular, los elementos que se re-priorizarán serán: requisitos inicialmente identificados del proyecto, modificaciones a estos requisitos, nuevos requis</text:span></text:span><text:span text:style-name="T27">itos que aparezcan durante el proyecto, problemas de calidad detectados, etc. </text:span></text:p>
        </text:list-item>
      </text:list>
      <text:list xml:id="list20350702" text:continue-list="list20346745" text:style-name="WW8Num8">
        <text:list-item>
          <text:p text:style-name="P83">Entregables</text:p>
        </text:list-item>
      </text:list>
      <text:list xml:id="list20351177" text:continue-list="list20352934" text:style-name="L2">
        <text:list-item>
          <text:p text:style-name="P64"><text:span text:style-name="T32">El</text:span> <text:span text:style-name="Emphasis"><text:span text:style-name="T30">producto</text:span></text:span> desarrollado hasta ese momento, incluyendo todos los entregables asociados <text:span text:style-name="Emphasis"><text:span text:style-name="T30">completados</text:span></text:span> (documentación, etc.) e integrados con los entregables de los sprints anteriores, de manera que el producto sea susceptible de ser entregado al COI con el mínimo esfuerzo.</text:p>
        </text:list-item>
      </text:list>
      <text:list xml:id="list20350095" text:continue-list="list20357622" text:style-name="WW8Num18">
        <text:list-item>
          <text:p text:style-name="P73"><text:span text:style-name="Strong_20_Emphasis"><text:span text:style-name="T28">Cambios de objetivos/requisitos</text:span></text:span></text:p>
        </text:list-item>
      </text:list>
      <text:p text:style-name="P19"><text:span text:style-name="T27">Para que esta cláusula sea efectiva, </text:span><text:span text:style-name="Emphasis"><text:span text:style-name="T27">el COI</text:span></text:span><text:span text:style-name="T27"> se compromete a colaborar con </text:span><text:span text:style-name="Emphasis"><text:span text:style-name="T27">La Empresa</text:span></text:span><text:span text:style-name="T27"> en todas los sprints y, especialmente, en las reuniones de recogida de requisitos (como, por ejemplo, las reuniones de planificación de sprint) y en las reuniones de demostración. </text:span></text:p>
      <text:list xml:id="list20358123" text:continue-list="list20351177" text:style-name="L11">
        <text:list-item>
          <text:p text:style-name="P43"><text:span text:style-name="T30">Los cambios en prioridades de la lista de requisitos no implicarán ningún coste adicional al COI</text:span><text:span text:style-name="T30"> siempre que se mantenga el cómputo total de horasdel contrato. </text:span></text:p>
        </text:list-item>
        <text:list-item>
          <text:p text:style-name="P43"><text:span text:style-name="T30">La adición de nuevos requisitos (tras las demostraciones) no implicará ningún coste adicional al COI</text:span><text:span text:style-name="T30">, siempre que se retiren del contrato requisitos no iniciados que computen las mismas horas. </text:span></text:p>
        </text:list-item>
        <text:list-item>
          <text:p text:style-name="P43"><text:span text:style-name="T30">No se consideran cambios las correcciones por parte de </text:span><text:span text:style-name="Emphasis"><text:span text:style-name="T30">La Empresa</text:span></text:span><text:span text:style-name="T30"> de los defectos de calidad del producto.</text:span></text:p>
        </text:list-item>
      </text:list>
      <text:list xml:id="list20351420" text:continue-list="list20350095" text:style-name="WW8Num18">
        <text:list-item>
          <text:p text:style-name="P71"><text:span text:style-name="Strong_20_Emphasis"><text:span text:style-name="T29">Finalización anticipada del contrato</text:span></text:span></text:p>
        </text:list-item>
      </text:list>
      <text:list xml:id="list43464912" text:style-name="L11">
        <text:list-item>
          <text:p text:style-name="P42"><text:span text:style-name="T27">Con el objetivo de mantener un Retorno de Inversión (ROI) aceptable en cada sprint, </text:span><text:span text:style-name="Emphasis"><text:span text:style-name="T27">el COI</text:span></text:span><text:span text:style-name="T27"> podrá finalizar el contrato en cualquier momento siempre que abone a </text:span><text:span text:style-name="Emphasis"><text:span text:style-name="T27">La Empresa</text:span></text:span><text:span text:style-name="T27"> un 20% de las horas de proyecto pendientes de realizar.</text:span></text:p>
        </text:list-item>
        <text:list-item>
          <text:p text:style-name="P42"><text:span text:style-name="T27">Los requisitos que previamente fueron acordados por las dos partes para ser entregados con anterioridad al momento de la finalización del contrato y que estén sufriendo un retraso de entrega atribuible a </text:span><text:span text:style-name="Emphasis"><text:span text:style-name="T27">La Empresa</text:span></text:span><text:span text:style-name="T27"> quedan excluidos del cómputo de horas pendiente a realizar y deberán ser entregados por </text:span><text:span text:style-name="Emphasis"><text:span text:style-name="T27">La Empresa</text:span></text:span><text:span text:style-name="T27"> sin incurrir en ningún pago adicional por parte del COI</text:span><text:span text:style-name="T27">. </text:span></text:p>
        </text:list-item>
        <text:list-item>
          <text:p text:style-name="P41"><text:span text:style-name="T27">Sea como fuere, </text:span><text:span text:style-name="Emphasis"><text:span text:style-name="T27">La Empresa</text:span></text:span><text:span text:style-name="T27"> se compromete a entregar un 80% de los requisitos del proyecto en la fecha inicial de entrega, cumpliendo los criterios definidos en las condiciones de aceptación para poder considerar que los requisitos han sido completados, siempre que no se produzca alguna desviación por causas que estén fuera de la responsabilidad de </text:span><text:span text:style-name="Emphasis"><text:span text:style-name="T27">La Empresa.</text:span></text:span></text:p>
        </text:list-item>
      </text:list>
      <text:list xml:id="list20371658" text:continue-list="list20351420" text:style-name="WW8Num18">
        <text:list-item>
          <text:p text:style-name="P71"><text:span text:style-name="Strong_20_Emphasis"><text:span text:style-name="T29">Presentación del equipo de trabajo y roles</text:span></text:span></text:p>
        </text:list-item>
      </text:list>
      <text:p text:style-name="P19">De <text:span text:style-name="T21">acuerdo</text:span> a la Metodologia que se va a emplear se identifican los siguientes roles :</text:p>
      <text:list xml:id="list20366735" text:continue-list="list20350702" text:style-name="WW8Num8">
        <text:list-item>
          <text:p text:style-name="P82">Product Owner</text:p>
        </text:list-item>
      </text:list>
      <text:p text:style-name="P24">El Product Owner representa la voz del cliente. Se asegura de que el equipo Scrum trabaja de <text:span text:style-name="T12">forma</text:span> adecuada desde la perspectiva del negocio. El Product Owner escribe historias de usuario, las prioriza, y las coloca en el <text:span text:style-name="T25">Backlog</text:span>.</text:p>
      <text:list xml:id="list20356899" text:continue-numbering="true" text:style-name="WW8Num8">
        <text:list-item>
          <text:p text:style-name="P82">Scrum Master (o Facilitador)</text:p>
        </text:list-item>
      </text:list>
      <text:p text:style-name="P24"><text:span text:style-name="T21">Su trabajo primario es eliminar los obstáculos que impiden que el equipo alcance el objetivo del </text:span><text:span text:style-name="T22">sprint</text:span><text:span text:style-name="T21">. El Scrum Master se asegura de que el proceso Scrum se utiliza como es debido y es quien hace </text:span><text:span text:style-name="T16">que</text:span><text:span text:style-name="T21"> las reglas se cumplan.</text:span></text:p>
      <text:list xml:id="list20375989" text:continue-numbering="true" text:style-name="WW8Num8">
        <text:list-item>
          <text:p text:style-name="P84"><text:soft-page-break/>Equipo</text:p>
        </text:list-item>
      </text:list>
      <text:p text:style-name="P24">El equipo <text:span text:style-name="T16">tiene</text:span> la responsabilidad de generar y entregar el producto. Cada uno de sus miembros cuenta con las habilidades necesarias para llevar a cabo cualquier tarea de desarrollo que se requiera.</text:p>
      <text:list xml:id="list20356943" text:continue-list="list20371658" text:style-name="WW8Num18">
        <text:list-item>
          <text:p text:style-name="P70">Asignación de roles</text:p>
        </text:list-item>
      </text:list>
      <text:p text:style-name="P19">Estos roles están asignados para las siguientes personas</text:p>
      <text:list xml:id="list20360470" text:continue-list="list20375989" text:style-name="WW8Num8">
        <text:list-item>
          <text:p text:style-name="P82"><text:span text:style-name="T14">Scrum</text:span> Master</text:p>
        </text:list-item>
      </text:list>
      <text:p text:style-name="P24">Lic. Damián Pablo Barry</text:p>
      <text:list xml:id="list20376751" text:continue-numbering="true" text:style-name="WW8Num8">
        <text:list-item>
          <text:p text:style-name="P82"><text:span text:style-name="T10">Product</text:span> Owner</text:p>
        </text:list-item>
      </text:list>
      <text:p text:style-name="P24">Sr. Bruno Carnevali</text:p>
      <text:list xml:id="list20370694" text:continue-numbering="true" text:style-name="WW8Num8">
        <text:list-item>
          <text:p text:style-name="P82"><text:span text:style-name="T14">Equipo</text:span> de trabajo SCRUM</text:p>
        </text:list-item>
      </text:list>
      <text:p text:style-name="P76">A.P.U. Luis Ignacio Aita</text:p>
      <text:p text:style-name="P24"><text:span text:style-name="T12">A</text:span>.P.U. Juan Manuel Cortez</text:p>
      <text:h text:style-name="P47" text:outline-level="1">Cronograma</text:h>
      <text:h text:style-name="P48" text:outline-level="2">Introducción</text:h>
      <text:p text:style-name="Standard">El presente cronograma presenta un esquema iterativo que permitirá contar con partes del producto en forma anticipada, brindándole a COI una mejor aproximación a los resultados en este tipo de proyectos. Asegurando la calidad del producto y evitando los posibles desvíos de tiempos en el mismo.</text:p>
      <text:p text:style-name="Standard">La duración total del proyecto será de 54 semanas, pero la misma comenzará a tener resultados visibles y de puesta en marcha de módulos en forma operativa a partir de la cuarta semana.</text:p>
      <text:p text:style-name="Standard">La carga horaria por servicios profesionales a proveer será de 2700 horas durante las 54 semanas. El COI deberá garantizar por otra parte la asignación de los recursos correspondientes, para de esta forma evitar demoras.</text:p>
      <text:p text:style-name="Standard">Las responsabilidades a cargo de COI son:</text:p>
      <text:list xml:id="list20365521" text:continue-list="list20358123" text:style-name="L2">
        <text:list-item text:start-value="1">
          <text:p text:style-name="P65">Asignación de un Product Owner de proyecto a tiempo completo.</text:p>
        </text:list-item>
        <text:list-item>
          <text:p text:style-name="P65">Personal operativo (usuarios clave) para las tareas de relevamiento y pruebas formales. Un usuario por cada área operativa aproximadamente 10% durante el proyecto.</text:p>
        </text:list-item>
        <text:list-item>
          <text:p text:style-name="P65">Personal operativo (usuarios finales) deberán estar disponibles para la capacitación y puesta en marcha.</text:p>
        </text:list-item>
      </text:list>
      <text:h text:style-name="P44" text:outline-level="1">Servicios Profesionales</text:h>
      <text:p text:style-name="P6">Se adjunta información general sobre cotización de servicios profesionales, para que el COI cuente con una lista de precios de todos los servicios disponibles.</text:p>
      <text:h text:style-name="P48" text:outline-level="2">Tabla de tipos de recurso:</text:h>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2">Tipo de Recurso (Capacidad)</text:p>
          </table:table-cell>
          <table:table-cell table:style-name="Tabla1.A1" office:value-type="string">
            <text:p text:style-name="P12">Proyecto hasta 300 horas</text:p>
          </table:table-cell>
          <table:table-cell table:style-name="Tabla1.A1" office:value-type="string">
            <text:p text:style-name="P12">Proyecto entre 301 y 900 horas</text:p>
          </table:table-cell>
          <table:table-cell table:style-name="Tabla1.D1" office:value-type="string">
            <text:p text:style-name="P12">Proyecto de más de 900 horas</text:p>
          </table:table-cell>
        </table:table-row>
        <table:table-row table:style-name="Tabla1.1">
          <table:table-cell table:style-name="Tabla1.A2" office:value-type="string">
            <text:p text:style-name="P10">Scrum Master</text:p>
          </table:table-cell>
          <table:table-cell table:style-name="Tabla1.A2" office:value-type="string">
            <text:p text:style-name="P11">80,00</text:p>
          </table:table-cell>
          <table:table-cell table:style-name="Tabla1.A2" office:value-type="string">
            <text:p text:style-name="P11">72,00</text:p>
          </table:table-cell>
          <table:table-cell table:style-name="Tabla1.D2" office:value-type="string">
            <text:p text:style-name="P11">64,00</text:p>
          </table:table-cell>
        </table:table-row>
        <table:table-row table:style-name="Tabla1.1">
          <table:table-cell table:style-name="Tabla1.A2" office:value-type="string">
            <text:p text:style-name="P10">Miembro de Equipo</text:p>
          </table:table-cell>
          <table:table-cell table:style-name="Tabla1.A2" office:value-type="string">
            <text:p text:style-name="P11">65,00</text:p>
          </table:table-cell>
          <table:table-cell table:style-name="Tabla1.A2" office:value-type="string">
            <text:p text:style-name="P11">58,50</text:p>
          </table:table-cell>
          <table:table-cell table:style-name="Tabla1.D2" office:value-type="string">
            <text:p text:style-name="P11">52,00</text:p>
          </table:table-cell>
        </table:table-row>
      </table:table>
      <text:p text:style-name="P6"/>
      <text:p text:style-name="P6"><text:soft-page-break/>Si existen proyectos simultáneos las horas de los mismos serán sumadas para determinar el valor de honorarios.</text:p>
      <text:h text:style-name="P48" text:outline-level="2">Propuesta económica</text:h>
      <table:table table:name="Tabla2" table:style-name="Tabla2">
        <table:table-column table:style-name="Tabla2.A"/>
        <table:table-column table:style-name="Tabla2.B"/>
        <table:table-column table:style-name="Tabla2.C"/>
        <table:table-column table:style-name="Tabla2.D"/>
        <table:table-column table:style-name="Tabla2.E" table:number-columns-repeated="3"/>
        <table:table-row table:style-name="Tabla2.1">
          <table:table-cell table:style-name="Tabla2.A1" office:value-type="string">
            <text:p text:style-name="P32">Sprint</text:p>
          </table:table-cell>
          <table:table-cell table:style-name="Tabla2.A1" office:value-type="string">
            <text:p text:style-name="P32">Días</text:p>
          </table:table-cell>
          <table:table-cell table:style-name="Tabla2.A1" office:value-type="string">
            <text:p text:style-name="P32">Personas asignadas</text:p>
          </table:table-cell>
          <table:table-cell table:style-name="Tabla2.A1" office:value-type="string">
            <text:p text:style-name="P32">Entregables</text:p>
          </table:table-cell>
          <table:table-cell table:style-name="Tabla2.A1" office:value-type="string">
            <text:p text:style-name="P32">Horas estimadas</text:p>
          </table:table-cell>
          <table:table-cell table:style-name="Tabla2.A1" office:value-type="string">
            <text:p text:style-name="P32">Costo/hora</text:p>
          </table:table-cell>
          <table:table-cell table:style-name="Tabla2.G1" office:value-type="string">
            <text:p text:style-name="P32">Costo total</text:p>
          </table:table-cell>
        </table:table-row>
        <table:table-row>
          <table:table-cell table:style-name="Tabla2.A2" office:value-type="string">
            <text:p text:style-name="P33">0</text:p>
          </table:table-cell>
          <table:table-cell table:style-name="Tabla2.A2" office:value-type="string">
            <text:p text:style-name="P34">5</text:p>
          </table:table-cell>
          <table:table-cell table:style-name="Tabla2.A2" office:value-type="string">
            <text:p text:style-name="P34">2</text:p>
          </table:table-cell>
          <table:table-cell table:style-name="Tabla2.A2" office:value-type="string">
            <text:p text:style-name="P37">Sprint inicial</text:p>
            <text:list xml:id="list43475227" text:style-name="Estilo_20_intro_20_table_20_nivel_20_1">
              <text:list-item>
                <text:p text:style-name="P52">Relevamiento de infraestructura</text:p>
              </text:list-item>
              <text:list-item>
                <text:p text:style-name="P52">Plan de infraestructura.</text:p>
              </text:list-item>
            </text:list>
          </table:table-cell>
          <table:table-cell table:style-name="Tabla2.E2" table:formula="ooow:&lt;B2&gt;*&lt;C2&gt;*2" office:value-type="float" office:value="20">
            <text:p text:style-name="P34">20</text:p>
          </table:table-cell>
          <table:table-cell table:style-name="Tabla2.F2" office:value-type="currency" office:currency="ARS" office:value="52">
            <text:p text:style-name="P34">$52,00</text:p>
          </table:table-cell>
          <table:table-cell table:style-name="Tabla2.G2" table:formula="ooow:&lt;F2&gt;*&lt;E2&gt;" office:value-type="currency" office:currency="ARS" office:value="1040">
            <text:p text:style-name="P34">$1.040,00</text:p>
          </table:table-cell>
        </table:table-row>
        <table:table-row>
          <table:table-cell table:style-name="Tabla2.A2" office:value-type="string">
            <text:p text:style-name="P33">1</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49050" text:continue-numbering="true" text:style-name="Estilo_20_intro_20_table_20_nivel_20_1">
              <text:list-item>
                <text:p text:style-name="P52">Administración General y Configuración:</text:p>
              </text:list-item>
            </text:list>
            <text:list xml:id="list43466162" text:style-name="Estilo_20_intro_20_table_20_nivel_20_2">
              <text:list-item>
                <text:list>
                  <text:list-item>
                    <text:p text:style-name="P51"><text:span text:style-name="T18">Administración</text:span> de usuarios.</text:p>
                  </text:list-item>
                  <text:list-item>
                    <text:p text:style-name="P51">Administración de roles.</text:p>
                  </text:list-item>
                  <text:list-item>
                    <text:p text:style-name="P51">Administración de permisos.</text:p>
                  </text:list-item>
                </text:list>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3&gt;*&lt;F3&gt;" office:value-type="currency" office:currency="ARS" office:value="6240">
            <text:p text:style-name="P34">$6.240,00</text:p>
          </table:table-cell>
        </table:table-row>
        <table:table-row>
          <table:table-cell table:style-name="Tabla2.A2" office:value-type="string">
            <text:p text:style-name="P33">2</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58177" text:continue-list="list20349050" text:style-name="Estilo_20_intro_20_table_20_nivel_20_1">
              <text:list-item>
                <text:p text:style-name="P52">Clínica:</text:p>
              </text:list-item>
            </text:list>
            <text:list xml:id="list20352589" text:continue-list="list43466162" text:style-name="Estilo_20_intro_20_table_20_nivel_20_2">
              <text:list-item>
                <text:list>
                  <text:list-item>
                    <text:p text:style-name="P57">Administración de consultorios.</text:p>
                  </text:list-item>
                  <text:list-item>
                    <text:p text:style-name="P57">Administración de profesionales.</text:p>
                  </text:list-item>
                </text:list>
              </text:list-item>
            </text:list>
            <text:list xml:id="list20355479" text:continue-list="list20358177" text:style-name="Estilo_20_intro_20_table_20_nivel_20_1">
              <text:list-item>
                <text:p text:style-name="P53">Pacientes:</text:p>
              </text:list-item>
            </text:list>
            <text:list xml:id="list20348605" text:continue-list="list20352589" text:style-name="Estilo_20_intro_20_table_20_nivel_20_2">
              <text:list-item>
                <text:list>
                  <text:list-item>
                    <text:p text:style-name="P57">Administración de datos personales.</text:p>
                  </text:list-item>
                </text:list>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4&gt;*&lt;F4&gt;" office:value-type="currency" office:currency="ARS" office:value="6240">
            <text:p text:style-name="P34">$6.240,00</text:p>
          </table:table-cell>
        </table:table-row>
        <table:table-row>
          <table:table-cell table:style-name="Tabla2.A2" office:value-type="string">
            <text:p text:style-name="P33">3</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68620" text:continue-list="list20355479" text:style-name="Estilo_20_intro_20_table_20_nivel_20_1">
              <text:list-item>
                <text:p text:style-name="P52">Prácticas:</text:p>
              </text:list-item>
            </text:list>
            <text:list xml:id="list20377964" text:continue-list="list20348605" text:style-name="Estilo_20_intro_20_table_20_nivel_20_2">
              <text:list-item>
                <text:list>
                  <text:list-item>
                    <text:p text:style-name="P57">ABMC básico de prácticas</text:p>
                  </text:list-item>
                </text:list>
              </text:list-item>
            </text:list>
            <text:list xml:id="list20348664" text:continue-list="list20368620" text:style-name="Estilo_20_intro_20_table_20_nivel_20_1">
              <text:list-item>
                <text:p text:style-name="P52">Turnos:</text:p>
              </text:list-item>
            </text:list>
            <text:list xml:id="list20360354" text:continue-list="list20377964" text:style-name="Estilo_20_intro_20_table_20_nivel_20_2">
              <text:list-item>
                <text:list>
                  <text:list-item>
                    <text:p text:style-name="P57">Otorgamiento estático de turnos</text:p>
                  </text:list-item>
                </text:list>
              </text:list-item>
            </text:list>
            <text:list xml:id="list20351590" text:continue-list="list20348664" text:style-name="Estilo_20_intro_20_table_20_nivel_20_1">
              <text:list-item>
                <text:p text:style-name="P54">Obras sociales y prepagas:</text:p>
              </text:list-item>
            </text:list>
            <text:list xml:id="list20365245" text:continue-list="list20360354" text:style-name="Estilo_20_intro_20_table_20_nivel_20_2">
              <text:list-item>
                <text:list>
                  <text:list-item>
                    <text:p text:style-name="P58">ABMC de obras sociales y prepagas.</text:p>
                  </text:list-item>
                </text:list>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5&gt;*&lt;F5&gt;" office:value-type="currency" office:currency="ARS" office:value="6240">
            <text:p text:style-name="P34">$6.240,00</text:p>
          </table:table-cell>
        </table:table-row>
        <table:table-row>
          <table:table-cell table:style-name="Tabla2.A2" office:value-type="string">
            <text:p text:style-name="P33">4</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76317" text:continue-list="list20351590" text:style-name="Estilo_20_intro_20_table_20_nivel_20_1">
              <text:list-item>
                <text:p text:style-name="P56">Pacientes:</text:p>
              </text:list-item>
            </text:list>
            <text:list xml:id="list40297963" text:style-name="Estilo_20_intro_20_table_20_nivel_20_2">
              <text:list-item>
                <text:list>
                  <text:list-item>
                    <text:p text:style-name="P57">Odontograma.</text:p>
                  </text:list-item>
                </text:list>
              </text:list-item>
            </text:list>
            <text:list xml:id="list20357604" text:continue-list="list20376317" text:style-name="Estilo_20_intro_20_table_20_nivel_20_1">
              <text:list-item>
                <text:p text:style-name="P56">Prácticas:</text:p>
              </text:list-item>
            </text:list>
            <text:list xml:id="list20366322" text:continue-list="list40297963" text:style-name="Estilo_20_intro_20_table_20_nivel_20_2">
              <text:list-item>
                <text:list>
                  <text:list-item>
                    <text:p text:style-name="P57">Administración avanzada de prácticas.</text:p>
                  </text:list-item>
                </text:list>
              </text:list-item>
            </text:list>
            <text:list xml:id="list20346737" text:continue-list="list20357604" text:style-name="Estilo_20_intro_20_table_20_nivel_20_1">
              <text:list-item>
                <text:p text:style-name="P52">Turnos:</text:p>
              </text:list-item>
            </text:list>
            <text:list xml:id="list20350510" text:continue-list="list20365245" text:style-name="Estilo_20_intro_20_table_20_nivel_20_2">
              <text:list-item>
                <text:list>
                  <text:list-item>
                    <text:p text:style-name="P59">Otorgamiento dinámico de turnos.</text:p>
                  </text:list-item>
                </text:list>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6&gt;*&lt;F6&gt;" office:value-type="currency" office:currency="ARS" office:value="6240">
            <text:p text:style-name="P34">$6.240,00</text:p>
          </table:table-cell>
        </table:table-row>
        <table:table-row>
          <table:table-cell table:style-name="Tabla2.A2" office:value-type="string">
            <text:p text:style-name="P33">5</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64220" text:continue-list="list20346737" text:style-name="Estilo_20_intro_20_table_20_nivel_20_1">
              <text:list-item>
                <text:p text:style-name="P52">Materiales:</text:p>
              </text:list-item>
            </text:list>
            <text:list xml:id="list20356464" text:continue-list="list20350510" text:style-name="Estilo_20_intro_20_table_20_nivel_20_2">
              <text:list-item>
                <text:list>
                  <text:list-item>
                    <text:p text:style-name="P57">ABMC de materiales.</text:p>
                  </text:list-item>
                </text:list>
              </text:list-item>
            </text:list>
            <text:list xml:id="list20363818" text:continue-list="list20364220" text:style-name="Estilo_20_intro_20_table_20_nivel_20_1">
              <text:list-item>
                <text:p text:style-name="P52">Turnos:</text:p>
              </text:list-item>
            </text:list>
            <text:list xml:id="list20349862" text:continue-list="list20356464" text:style-name="Estilo_20_intro_20_table_20_nivel_20_2">
              <text:list-item>
                <text:list>
                  <text:list-item>
                    <text:p text:style-name="P57">Otorgamiento dinámico de turnos.</text:p>
                  </text:list-item>
                </text:list>
              </text:list-item>
            </text:list>
            <text:list xml:id="list20371622" text:continue-list="list20363818" text:style-name="Estilo_20_intro_20_table_20_nivel_20_1">
              <text:list-item>
                <text:p text:style-name="P52">Obras sociales y prepagas:</text:p>
              </text:list-item>
            </text:list>
            <text:list xml:id="list20370427" text:continue-list="list20349862" text:style-name="Estilo_20_intro_20_table_20_nivel_20_2">
              <text:list-item>
                <text:list>
                  <text:list-item>
                    <text:p text:style-name="P57">Administración de planes.</text:p>
                  </text:list-item>
                </text:list>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7&gt;*&lt;F7&gt;" office:value-type="currency" office:currency="ARS" office:value="6240">
            <text:p text:style-name="P34">$6.240,00</text:p>
          </table:table-cell>
        </table:table-row>
        <table:table-row>
          <table:table-cell table:style-name="Tabla2.A2" office:value-type="string">
            <text:p text:style-name="P33">6</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50703" text:continue-list="list20371622" text:style-name="Estilo_20_intro_20_table_20_nivel_20_1">
              <text:list-item>
                <text:p text:style-name="P52">Facturación:</text:p>
              </text:list-item>
            </text:list>
            <text:list xml:id="list20349802" text:continue-list="list20370427" text:style-name="Estilo_20_intro_20_table_20_nivel_20_2">
              <text:list-item>
                <text:list>
                  <text:list-item>
                    <text:p text:style-name="P60">Facturación básico.</text:p>
                  </text:list-item>
                  <text:list-item>
                    <text:p text:style-name="P60">Cuenta corriente de clientes.</text:p>
                  </text:list-item>
                </text:list>
              </text:list-item>
            </text:list>
            <text:list xml:id="list20349287" text:continue-list="list20350703" text:style-name="Estilo_20_intro_20_table_20_nivel_20_1">
              <text:list-item>
                <text:p text:style-name="P52">Información gerencial</text:p>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8&gt;*&lt;F8&gt;" office:value-type="currency" office:currency="ARS" office:value="6240">
            <text:p text:style-name="P34">$6.240,00</text:p>
          </table:table-cell>
        </table:table-row>
        <table:table-row>
          <table:table-cell table:style-name="Tabla2.A2" office:value-type="string">
            <text:p text:style-name="P33">7</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70134" text:continue-numbering="true" text:style-name="Estilo_20_intro_20_table_20_nivel_20_1">
              <text:list-item>
                <text:p text:style-name="P52">Materiales</text:p>
              </text:list-item>
            </text:list>
            <text:list xml:id="list20368196" text:continue-list="list20349802" text:style-name="Estilo_20_intro_20_table_20_nivel_20_2">
              <text:list-item>
                <text:list>
                  <text:list-item>
                    <text:p text:style-name="P57">Solicitudes de compra.</text:p>
                  </text:list-item>
                  <text:list-item>
                    <text:p text:style-name="P57">Cotizaciones.</text:p>
                  </text:list-item>
                </text:list>
              </text:list-item>
            </text:list>
            <text:list xml:id="list20377337" text:continue-list="list20370134" text:style-name="Estilo_20_intro_20_table_20_nivel_20_1">
              <text:list-item>
                <text:p text:style-name="P52">Información gerencial.</text:p>
              </text:list-item>
            </text:list>
          </table:table-cell>
          <table:table-cell table:style-name="Tabla2.A2" office:value-type="string">
            <text:p text:style-name="P34">120</text:p>
          </table:table-cell>
          <table:table-cell table:style-name="Tabla2.F2" office:value-type="currency" office:currency="ARS" office:value="52">
            <text:p text:style-name="P34">$52,00</text:p>
          </table:table-cell>
          <table:table-cell table:style-name="Tabla2.G2" table:formula="ooow:&lt;E9&gt;*&lt;F9&gt;" office:value-type="currency" office:currency="ARS" office:value="6240">
            <text:p text:style-name="P34">$6.240,00</text:p>
          </table:table-cell>
        </table:table-row>
        <table:table-row>
          <table:table-cell table:style-name="Tabla2.A2" office:value-type="string">
            <text:p text:style-name="P33">8</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57968" text:continue-numbering="true" text:style-name="Estilo_20_intro_20_table_20_nivel_20_1">
              <text:list-item>
                <text:p text:style-name="P52">Materiales</text:p>
              </text:list-item>
            </text:list>
            <text:list xml:id="list20354213" text:continue-list="list20368196" text:style-name="Estilo_20_intro_20_table_20_nivel_20_2">
              <text:list-item>
                <text:list>
                  <text:list-item>
                    <text:p text:style-name="P57">Órdenes de Compra.</text:p>
                  </text:list-item>
                  <text:list-item>
                    <text:p text:style-name="P57">Recepciones.</text:p>
                  </text:list-item>
                  <text:list-item>
                    <text:p text:style-name="P57">Control de Stock.</text:p>
                  </text:list-item>
                </text:list>
              </text:list-item>
            </text:list>
            <text:list xml:id="list20352918" text:continue-list="list20357968" text:style-name="Estilo_20_intro_20_table_20_nivel_20_1">
              <text:list-item>
                <text:p text:style-name="P52">Información gerencial.</text:p>
              </text:list-item>
            </text:list>
          </table:table-cell>
          <table:table-cell table:style-name="Tabla2.A2" office:value-type="string">
            <text:p text:style-name="P31">120</text:p>
          </table:table-cell>
          <table:table-cell table:style-name="Tabla2.F2" office:value-type="currency" office:currency="ARS" office:value="52">
            <text:p text:style-name="P34">$52,00</text:p>
          </table:table-cell>
          <table:table-cell table:style-name="Tabla2.G2" table:formula="ooow:&lt;E10&gt;*&lt;F10&gt;" office:value-type="currency" office:currency="ARS" office:value="6240">
            <text:p text:style-name="P34">$6.240,00</text:p>
          </table:table-cell>
        </table:table-row>
        <table:table-row>
          <table:table-cell table:style-name="Tabla2.A2" office:value-type="string">
            <text:p text:style-name="P33">9</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49990" text:continue-numbering="true" text:style-name="Estilo_20_intro_20_table_20_nivel_20_1">
              <text:list-item>
                <text:p text:style-name="P56">Configuración</text:p>
              </text:list-item>
            </text:list>
          </table:table-cell>
          <table:table-cell table:style-name="Tabla2.A2" office:value-type="string">
            <text:p text:style-name="P31">120</text:p>
          </table:table-cell>
          <table:table-cell table:style-name="Tabla2.F2" office:value-type="currency" office:currency="ARS" office:value="52">
            <text:p text:style-name="P34">$52,00</text:p>
          </table:table-cell>
          <table:table-cell table:style-name="Tabla2.G2" table:formula="ooow:&lt;E11&gt;*&lt;F11&gt;" office:value-type="currency" office:currency="ARS" office:value="6240">
            <text:p text:style-name="P34">$6.240,00</text:p>
          </table:table-cell>
        </table:table-row>
        <table:table-row>
          <table:table-cell table:style-name="Tabla2.A2" office:value-type="string">
            <text:p text:style-name="P33">10</text:p>
          </table:table-cell>
          <table:table-cell table:style-name="Tabla2.A2" office:value-type="string">
            <text:p text:style-name="P34">20</text:p>
          </table:table-cell>
          <table:table-cell table:style-name="Tabla2.A2" office:value-type="string">
            <text:p text:style-name="P34">2</text:p>
          </table:table-cell>
          <table:table-cell table:style-name="Tabla2.A2" office:value-type="string">
            <text:list xml:id="list203652451" text:continue-numbering="true" text:style-name="Estilo_20_intro_20_table_20_nivel_20_1">
              <text:list-item>
                <text:p text:style-name="P55">Mantenimiento</text:p>
              </text:list-item>
            </text:list>
          </table:table-cell>
          <table:table-cell table:style-name="Tabla2.A2" office:value-type="string">
            <text:p text:style-name="P31">120</text:p>
          </table:table-cell>
          <table:table-cell table:style-name="Tabla2.F2" office:value-type="currency" office:currency="ARS" office:value="52">
            <text:p text:style-name="P34">$52,00</text:p>
          </table:table-cell>
          <table:table-cell table:style-name="Tabla2.G2" table:formula="ooow:&lt;E12&gt;*&lt;F12&gt;" office:value-type="currency" office:currency="ARS" office:value="6240">
            <text:p text:style-name="P34">$6.240,00</text:p>
          </table:table-cell>
        </table:table-row>
        <table:table-row>
          <table:table-cell table:style-name="Tabla2.A2" office:value-type="string">
            <text:p text:style-name="P35">TOTALES</text:p>
          </table:table-cell>
          <table:table-cell table:style-name="Tabla2.E2" table:formula="ooow:SUMA(&lt;B2:B10&gt;)" office:value-type="float" office:value="165">
            <text:p text:style-name="P34">165</text:p>
          </table:table-cell>
          <table:table-cell table:style-name="Tabla2.A2" office:value-type="string">
            <text:p text:style-name="P34"/>
          </table:table-cell>
          <table:table-cell table:style-name="Tabla2.A2" office:value-type="string">
            <text:p text:style-name="P36"/>
          </table:table-cell>
          <table:table-cell table:style-name="Tabla2.E2" table:formula="ooow:SUMA(&lt;E2:E10&gt;" office:value-type="float" office:value="980">
            <text:p text:style-name="P31">980</text:p>
          </table:table-cell>
          <table:table-cell table:style-name="Tabla2.F2">
            <text:p text:style-name="P34"/>
          </table:table-cell>
          <table:table-cell table:style-name="Tabla2.G2" table:formula="ooow:SUMA(&lt;G2:G10&gt;" office:value-type="currency" office:currency="ARS" office:value="50960">
            <text:p text:style-name="P34">$50.960,00</text:p>
          </table:table-cell>
        </table:table-row>
      </table:table>
      <text:p text:style-name="P6"/>
      <text:p text:style-name="P6"/>
      <table:table table:name="Tabla3" table:style-name="Tabla3">
        <table:table-column table:style-name="Tabla3.A"/>
        <table:table-column table:style-name="Tabla3.B"/>
        <table:table-column table:style-name="Tabla3.C"/>
        <table:table-column table:style-name="Tabla3.D"/>
        <table:table-column table:style-name="Tabla3.E" table:number-columns-repeated="3"/>
        <text:soft-page-break/>
        <table:table-row table:style-name="Tabla3.1">
          <table:table-cell table:style-name="Tabla3.A1" office:value-type="string">
            <text:p text:style-name="P32">Sprint</text:p>
          </table:table-cell>
          <table:table-cell table:style-name="Tabla3.A1" office:value-type="string">
            <text:p text:style-name="P32">Días</text:p>
          </table:table-cell>
          <table:table-cell table:style-name="Tabla3.A1" office:value-type="string">
            <text:p text:style-name="P32">Personas asignadas</text:p>
          </table:table-cell>
          <table:table-cell table:style-name="Tabla3.A1" office:value-type="string">
            <text:p text:style-name="P32">Entregables</text:p>
          </table:table-cell>
          <table:table-cell table:style-name="Tabla3.A1" office:value-type="string">
            <text:p text:style-name="P32">Horas estimadas</text:p>
          </table:table-cell>
          <table:table-cell table:style-name="Tabla3.A1" office:value-type="string">
            <text:p text:style-name="P32">Costo/hora</text:p>
          </table:table-cell>
          <table:table-cell table:style-name="Tabla3.G1" office:value-type="string">
            <text:p text:style-name="P32">Costo total</text:p>
          </table:table-cell>
        </table:table-row>
        <table:table-row>
          <table:table-cell table:style-name="Tabla3.A2" office:value-type="string">
            <text:p text:style-name="P33">1</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list xml:id="list43466896" text:style-name="L1">
              <text:list-header>
                <text:p text:style-name="P61"/>
              </text:list-header>
            </text:list>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2&gt;*&lt;F2&gt;" office:value-type="currency" office:currency="ARS" office:value="768">
            <text:p text:style-name="P34">$768,00</text:p>
          </table:table-cell>
        </table:table-row>
        <table:table-row>
          <table:table-cell table:style-name="Tabla3.A2" office:value-type="string">
            <text:p text:style-name="P33">2</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3&gt;*&lt;F3&gt;" office:value-type="currency" office:currency="ARS" office:value="768">
            <text:p text:style-name="P34">$768,00</text:p>
          </table:table-cell>
        </table:table-row>
        <table:table-row>
          <table:table-cell table:style-name="Tabla3.A2" office:value-type="string">
            <text:p text:style-name="P33">3</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4&gt;*&lt;F4&gt;" office:value-type="currency" office:currency="ARS" office:value="768">
            <text:p text:style-name="P34">$768,00</text:p>
          </table:table-cell>
        </table:table-row>
        <table:table-row>
          <table:table-cell table:style-name="Tabla3.A2" office:value-type="string">
            <text:p text:style-name="P33">4</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5&gt;*&lt;F5&gt;" office:value-type="currency" office:currency="ARS" office:value="768">
            <text:p text:style-name="P34">$768,00</text:p>
          </table:table-cell>
        </table:table-row>
        <table:table-row>
          <table:table-cell table:style-name="Tabla3.A2" office:value-type="string">
            <text:p text:style-name="P33">5</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6&gt;*&lt;F6&gt;" office:value-type="currency" office:currency="ARS" office:value="768">
            <text:p text:style-name="P34">$768,00</text:p>
          </table:table-cell>
        </table:table-row>
        <table:table-row>
          <table:table-cell table:style-name="Tabla3.A2" office:value-type="string">
            <text:p text:style-name="P33">6</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7&gt;*&lt;F7&gt;" office:value-type="currency" office:currency="ARS" office:value="768">
            <text:p text:style-name="P34">$768,00</text:p>
          </table:table-cell>
        </table:table-row>
        <table:table-row>
          <table:table-cell table:style-name="Tabla3.A2" office:value-type="string">
            <text:p text:style-name="P33">7</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4">12</text:p>
          </table:table-cell>
          <table:table-cell table:style-name="Tabla3.F2" office:value-type="currency" office:currency="ARS" office:value="64">
            <text:p text:style-name="P34">$64,00</text:p>
          </table:table-cell>
          <table:table-cell table:style-name="Tabla3.G2" table:formula="ooow:&lt;E8&gt;*&lt;F8&gt;" office:value-type="currency" office:currency="ARS" office:value="768">
            <text:p text:style-name="P34">$768,00</text:p>
          </table:table-cell>
        </table:table-row>
        <table:table-row>
          <table:table-cell table:style-name="Tabla3.A2" office:value-type="string">
            <text:p text:style-name="P33">8</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1">12</text:p>
          </table:table-cell>
          <table:table-cell table:style-name="Tabla3.F2" office:value-type="currency" office:currency="ARS" office:value="64">
            <text:p text:style-name="P34">$64,00</text:p>
          </table:table-cell>
          <table:table-cell table:style-name="Tabla3.G2" table:formula="ooow:&lt;E9&gt;*&lt;F9&gt;" office:value-type="currency" office:currency="ARS" office:value="768">
            <text:p text:style-name="P34">$768,00</text:p>
          </table:table-cell>
        </table:table-row>
        <table:table-row>
          <table:table-cell table:style-name="Tabla3.A2" office:value-type="string">
            <text:p text:style-name="P33">9</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1">12</text:p>
          </table:table-cell>
          <table:table-cell table:style-name="Tabla3.F2" office:value-type="currency" office:currency="ARS" office:value="64">
            <text:p text:style-name="P34">$64,00</text:p>
          </table:table-cell>
          <table:table-cell table:style-name="Tabla3.G2" table:formula="ooow:&lt;E10&gt;*&lt;F10&gt;" office:value-type="currency" office:currency="ARS" office:value="768">
            <text:p text:style-name="P34">$768,00</text:p>
          </table:table-cell>
        </table:table-row>
        <table:table-row>
          <table:table-cell table:style-name="Tabla3.A2" office:value-type="string">
            <text:p text:style-name="P33">10</text:p>
          </table:table-cell>
          <table:table-cell table:style-name="Tabla3.A2" office:value-type="string">
            <text:p text:style-name="P34">20</text:p>
          </table:table-cell>
          <table:table-cell table:style-name="Tabla3.A2" office:value-type="string">
            <text:p text:style-name="P34">1</text:p>
          </table:table-cell>
          <table:table-cell table:style-name="Tabla3.A2" office:value-type="string">
            <text:p text:style-name="P36"/>
          </table:table-cell>
          <table:table-cell table:style-name="Tabla3.A2" office:value-type="string">
            <text:p text:style-name="P31">12</text:p>
          </table:table-cell>
          <table:table-cell table:style-name="Tabla3.F2" office:value-type="currency" office:currency="ARS" office:value="64">
            <text:p text:style-name="P34">$64,00</text:p>
          </table:table-cell>
          <table:table-cell table:style-name="Tabla3.G2" table:formula="ooow:&lt;E11&gt;*&lt;F11&gt;" office:value-type="currency" office:currency="ARS" office:value="768">
            <text:p text:style-name="P34">$768,00</text:p>
          </table:table-cell>
        </table:table-row>
        <table:table-row>
          <table:table-cell table:style-name="Tabla3.A2" office:value-type="string">
            <text:p text:style-name="P35">TOTALES</text:p>
          </table:table-cell>
          <table:table-cell table:style-name="Tabla3.B12">
            <text:p text:style-name="P34"/>
          </table:table-cell>
          <table:table-cell table:style-name="Tabla3.A2" office:value-type="string">
            <text:p text:style-name="P34"/>
          </table:table-cell>
          <table:table-cell table:style-name="Tabla3.A2" office:value-type="string">
            <text:p text:style-name="P36"/>
          </table:table-cell>
          <table:table-cell table:style-name="Tabla3.B12" table:formula="ooow:SUMA(&lt;E2:E11&gt;)" office:value-type="float" office:value="120">
            <text:p text:style-name="P31">120</text:p>
          </table:table-cell>
          <table:table-cell table:style-name="Tabla3.F2">
            <text:p text:style-name="P34"/>
          </table:table-cell>
          <table:table-cell table:style-name="Tabla3.G2" table:formula="ooow:SUMA(&lt;G2:G11&gt;" office:value-type="currency" office:currency="ARS" office:value="7680">
            <text:p text:style-name="P34">$7.68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Sans L" svg:font-family="'Nimbus Sans L'"/>
    <style:font-face style:name="OpenSymbol" svg:font-family="OpenSymbol"/>
    <style:font-face style:name="Tahoma" svg:font-family="Tahoma"/>
    <style:font-face style:name="Verdana" svg:font-family="Verdan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text-indent="0cm" style:auto-text-indent="false"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6cm" fo:margin-bottom="0.199cm" fo:background-color="#e6e6ff" fo:padding-left="0.141cm" fo:padding-right="0.141cm" fo:padding-top="0.318cm" fo:padding-bottom="0.106cm" fo:border="0.018cm solid #000000" style:shadow="none">
        <style:background-image/>
      </style:paragraph-properties>
      <style:text-properties fo:font-variant="small-caps" fo:color="#000000" style:font-name="Lucida Sans2"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4cm" fo:margin-bottom="0.199cm" fo:keep-with-next="always"/>
      <style:text-properties fo:font-variant="small-caps" style:font-name="Lucida Sans1" fo:font-size="14pt" fo:language="es" fo:country="ES" fo:font-style="normal" fo:font-weight="600"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text:number-lines="false" text:line-number="0"/>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1.499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margin-top="0.801cm" fo:margin-bottom="0.4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4cm" fo:margin-bottom="0.199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margin-top="0.4cm" fo:margin-bottom="0.199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1.101cm" fo:margin-right="0cm" fo:margin-top="0.199cm" fo:margin-bottom="0.199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0.57cm" fo:margin-right="0cm" fo:margin-top="0cm" fo:margin-bottom="0.4cm" fo:text-indent="0cm" style:auto-text-indent="false"/>
      <style:text-properties fo:font-weight="normal"/>
    </style:style>
    <style:style style:name="Lista_20_con_20_viñetas_20_2.1" style:display-name="Lista con viñetas 2.1" style:family="paragraph" style:parent-style-name="Lista_20_con_20_viñetas_20_2">
      <style:paragraph-properties fo:margin-left="0.101cm" fo:margin-right="0cm" fo:margin-top="0.4cm" fo:margin-bottom="0.199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Wingdings" style:font-name-asian="OpenSymbol" style:font-name-complex="OpenSymbol"/>
    </style:style>
    <style:style style:name="Numbering_20_Symbols" style:display-name="Numbering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distance="0.3cm"/>
      </text:list-level-style-number>
      <text:list-level-style-number text:level="2" style:num-suffix="." style:num-format="1" text:display-levels="2">
        <style:list-level-properties text:space-before="0.635cm" text:min-label-distance="0.3cm"/>
      </text:list-level-style-number>
      <text:list-level-style-number text:level="3" style:num-suffix="." style:num-format="1" text:display-levels="3">
        <style:list-level-properties text:space-before="1.27cm" text:min-label-distance="0.3cm"/>
      </text:list-level-style-number>
      <text:list-level-style-number text:level="4" style:num-suffix="." style:num-format="1" text:display-levels="4">
        <style:list-level-properties text:space-before="1.905cm" text:min-label-distance="0.3cm"/>
      </text:list-level-style-number>
      <text:list-level-style-number text:level="5" style:num-suffix="." style:num-format="1" text:display-levels="5">
        <style:list-level-properties text:space-before="2.54cm" text:min-label-distance="0.3cm"/>
      </text:list-level-style-number>
      <text:list-level-style-number text:level="6" style:num-suffix="." style:num-format="1" text:display-levels="6">
        <style:list-level-properties text:space-before="3.175cm" text:min-label-distance="0.3cm"/>
      </text:list-level-style-number>
      <text:list-level-style-number text:level="7" style:num-suffix="." style:num-format="1" text:display-levels="7">
        <style:list-level-properties text:space-before="3.81cm" text:min-label-distance="0.3cm"/>
      </text:list-level-style-number>
      <text:list-level-style-number text:level="8" style:num-suffix="." style:num-format="1" text:display-levels="8">
        <style:list-level-properties text:space-before="4.445cm" text:min-label-distance="0.3cm"/>
      </text:list-level-style-number>
      <text:list-level-style-number text:level="9" style:num-suffix="." style:num-format="1" text:display-levels="9">
        <style:list-level-properties text:space-before="5.08cm" text:min-label-distance="0.3cm"/>
      </text:list-level-style-number>
      <text:list-level-style-number text:level="10" style:num-suffix="." style:num-format="1">
        <style:list-level-properties text:space-before="6.35cm" text:min-label-distance="0.3cm"/>
      </text:list-level-style-number>
    </text:list-style>
    <text:list-style style:name="Estilo_20_intro_20_table_20_nivel_20_2" style:display-name="Estilo intro table nivel 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Estilo_20_intro_20_table_20_nivel_20_1" style:display-name="Estilo intro table nivel 1">
      <text:list-level-style-bullet text:level="1" text:style-name="Bullet_20_Symbols" style:num-suffix="."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997cm" fo:margin-left="0cm" fo:margin-right="-0.011cm" table:align="margins" style:writing-mode="lr-tb"/>
    </style:style>
    <style:style style:name="Tabla7.A" style:family="table-column">
      <style:table-column-properties style:column-width="9.486cm" style:rel-column-width="34546*"/>
    </style:style>
    <style:style style:name="Tabla7.B" style:family="table-column">
      <style:table-column-properties style:column-width="5.498cm" style:rel-column-width="20020*"/>
    </style:style>
    <style:style style:name="Tabla7.C" style:family="table-column">
      <style:table-column-properties style:column-width="3.013cm" style:rel-column-width="10969*"/>
    </style:style>
    <style:style style:name="Tabla7.1" style:family="table-row">
      <style:table-row-properties style:keep-together="false" fo:keep-together="always"/>
    </style:style>
    <style:style style:name="Tabla7.A1" style:family="table-cell">
      <style:table-cell-properties style:vertical-align="top"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MP2" style:family="paragraph" style:parent-style-name="Standard">
      <style:paragraph-properties fo:margin-left="0cm" fo:margin-right="0.635cm" fo:text-indent="0cm" style:auto-text-indent="false"/>
    </style:style>
    <style:style style:name="MP3" style:family="paragraph" style:parent-style-name="Heading_20_3">
      <style:paragraph-properties style:snap-to-layout-grid="false"/>
      <style:text-properties fo:language="en" fo:country="GB"/>
    </style:style>
    <style:style style:name="MP4" style:family="paragraph" style:parent-style-name="Standard">
      <style:paragraph-properties fo:text-align="center" style:justify-single-word="false" style:snap-to-layout-grid="false">
        <style:tab-stops>
          <style:tab-stop style:position="8.763cm"/>
        </style:tab-stops>
      </style:paragraph-properties>
      <style:text-properties fo:font-weight="bold" style:font-weight-asian="bold" style:font-name-complex="Tahoma1"/>
    </style:style>
    <style:style style:name="M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6" style:family="paragraph" style:parent-style-name="Standard">
      <style:paragraph-properties fo:text-align="center" style:justify-single-word="false" style:snap-to-layout-grid="false"/>
    </style:style>
    <style:style style:name="MT1" style:family="text">
      <style:text-properties fo:color="#ffff99" style:font-name="Forte" fo:font-size="16pt" fo:background-color="#0000ff" style:font-size-asian="16pt" style:font-size-complex="16pt"/>
    </style:style>
    <style:style style:name="MT2" style:family="text">
      <style:text-properties fo:color="#ffffff" style:font-name="Forte" fo:font-size="16pt" fo:background-color="#000080" style:font-size-asian="16pt" style:font-size-complex="16pt"/>
    </style:style>
    <style:style style:name="MT3"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horizontal-pos="from-left" style:horizontal-rel="paragraph" fo:background-color="#ffffff" style:background-transparency="100%" fo:padding="0cm" fo:border="0.002cm solid #000000" style:writing-mode="lr-tb" draw:wrap-influence-on-position="once-successive">
        <style:background-image/>
      </style:graphic-properties>
    </style:style>
    <style:page-layout style:name="Mpm1">
      <style:page-layout-properties fo:page-width="20.999cm" fo:page-height="29.699cm" style:num-format="1" style:print-orientation="portrait" fo:margin-top="0.501cm" fo:margin-bottom="1cm" fo:margin-left="1.501cm" fo:margin-right="1.501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2.2cm" fo:margin-left="0cm" fo:margin-right="0cm" fo:margin-top="0.499cm" style:dynamic-spacing="true"/>
      </style:footer-style>
    </style:page-layout>
    <style:page-layout style:name="Mpm2">
      <style:page-layout-properties fo:page-width="21.59cm" fo:page-height="27.94cm" style:num-format="1" style:print-orientation="portrait" fo:margin-top="2.251cm" fo:margin-bottom="2.251cm" fo:margin-left="1.501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text:span><text:span text:style-name="MT2">DB</text:span></text:p>
        <text:p text:style-name="Standard"/>
      </style:header>
      <style:footer>
        <text:p text:style-name="MP2"><draw:frame draw:style-name="Mfr1" draw:name="Marco1" text:anchor-type="paragraph" svg:y="0.002cm" fo:min-width="0.041cm" draw:z-index="8"><draw:text-box fo:min-height="0.37cm"><text:p text:style-name="Standard"/></draw:text-box></draw:frame><draw:frame draw:style-name="Mfr2" draw:name="Marco2" text:anchor-type="as-char" svg:y="-0.55cm" svg:width="17.99cm" draw:z-index="19"><draw:text-box fo:min-height="1.707cm"><table:table table:name="Tabla7" table:style-name="Tabla7"><table:table-column table:style-name="Tabla7.A"/><table:table-column table:style-name="Tabla7.B"/><table:table-column table:style-name="Tabla7.C"/><table:table-row table:style-name="Tabla7.1"><table:table-cell table:style-name="Tabla7.A1" office:value-type="string"><text:h text:style-name="MP3" text:outline-level="3">CONFIDENCIAL</text:h></table:table-cell><table:table-cell table:style-name="Tabla7.B1" table:number-columns-spanned="2" office:value-type="string"><text:p text:style-name="MP4">Propuesta de Solución – Sistema de Gestión paral COI</text:p></table:table-cell><table:covered-table-cell/></table:table-row><table:table-row table:style-name="Tabla7.2"><table:table-cell table:style-name="Tabla7.A2" table:number-columns-spanned="2" office:value-type="string"><text:p text:style-name="MP5">Web-DB</text:p></table:table-cell><table:covered-table-cell/><table:table-cell table:style-name="Tabla7.C2" office:value-type="string"><text:p text:style-name="MP6"><text:span text:style-name="MT3">Página </text:span><text:span text:style-name="MT3"><text:page-number text:select-page="current">11</text:page-number></text:span><text:span text:style-name="MT3"> de </text:span><text:span text:style-name="MT3"><text:page-count style:num-format="1">12</text:page-count></text:span></text:p></table:table-cell></table:table-row></table:table></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ÍTULO DEL DOCUMENTO</dc:title>
    <meta:initial-creator>Demian Barry</meta:initial-creator>
    <meta:creation-date>2006-12-14T18:06:00</meta:creation-date>
    <dc:creator>Juan Manuel Cortez</dc:creator>
    <dc:date>2010-03-04T00:24:55.78</dc:date>
    <dc:language>es-ES</dc:language>
    <meta:editing-cycles>41</meta:editing-cycles>
    <meta:editing-duration>PT19H56M59S</meta:editing-duration>
    <meta:printed-by>Juan Manuel Cortez</meta:printed-by>
    <meta:print-date>2010-02-23T23:45:44.93</meta:print-date>
    <meta:document-statistic meta:table-count="4" meta:image-count="0" meta:object-count="0" meta:page-count="12" meta:paragraph-count="401" meta:word-count="3929" meta:character-count="25184"/>
    <meta:user-defined meta:name="Info 1"/>
    <meta:user-defined meta:name="Info 2"/>
    <meta:user-defined meta:name="Info 3"/>
    <meta:user-defined meta:name="Info 4"/>
  </office:meta>
</office:document-meta>
</file>